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" manifest:media-type="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/>
    <style:font-face style:name="OpenSymbol4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3" style:family="table">
      <style:table-properties style:width="9.149cm" table:align="left"/>
    </style:style>
    <style:style style:name="Tableau13.A" style:family="table-column">
      <style:table-column-properties style:column-width="3.265cm"/>
    </style:style>
    <style:style style:name="Tableau13.B" style:family="table-column">
      <style:table-column-properties style:column-width="1.177cm"/>
    </style:style>
    <style:style style:name="Tableau13.F" style:family="table-column">
      <style:table-column-properties style:column-width="1.178cm"/>
    </style:style>
    <style:style style:name="Tableau13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3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F1" style:family="table-cell">
      <style:table-cell-properties style:vertical-align="middle" fo:padding="0.101cm" fo:border="0.5pt solid #000000"/>
    </style:style>
    <style:style style:name="Tableau13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3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3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3.F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17" style:family="table">
      <style:table-properties style:width="9.151cm" table:align="margins"/>
    </style:style>
    <style:style style:name="Tableau17.A" style:family="table-column">
      <style:table-column-properties style:column-width="0.508cm" style:rel-column-width="3634*"/>
    </style:style>
    <style:style style:name="Tableau17.B" style:family="table-column">
      <style:table-column-properties style:column-width="1.321cm" style:rel-column-width="9464*"/>
    </style:style>
    <style:style style:name="Tableau17.D" style:family="table-column">
      <style:table-column-properties style:column-width="1.323cm" style:rel-column-width="9477*"/>
    </style:style>
    <style:style style:name="Tableau17.J" style:family="table-column">
      <style:table-column-properties style:column-width="1.325cm" style:rel-column-width="9483*"/>
    </style:style>
    <style:style style:name="Tableau17.A1" style:family="table-cell">
      <style:table-cell-properties style:vertical-align="bottom" fo:padding="0cm" fo:border="none"/>
    </style:style>
    <style:style style:name="Tableau14" style:family="table">
      <style:table-properties style:width="9.151cm" table:align="margins"/>
    </style:style>
    <style:style style:name="Tableau14.A" style:family="table-column">
      <style:table-column-properties style:column-width="1.993cm" style:rel-column-width="14272*"/>
    </style:style>
    <style:style style:name="Tableau14.B" style:family="table-column">
      <style:table-column-properties style:column-width="1.432cm" style:rel-column-width="10252*"/>
    </style:style>
    <style:style style:name="Tableau14.F" style:family="table-column">
      <style:table-column-properties style:column-width="1.432cm" style:rel-column-width="10255*"/>
    </style:style>
    <style:style style:name="Tableau14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fo:padding="0.097cm" fo:border="0.5pt solid #000000"/>
    </style:style>
    <style:style style:name="Tableau14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fo:padding="0.097cm" fo:border-left="0.5pt solid #000000" fo:border-right="none" fo:border-top="none" fo:border-bottom="0.5pt solid #000000"/>
    </style:style>
    <style:style style:name="Tableau14.C2" style:family="table-cell">
      <style:table-cell-properties fo:padding="0.097cm" fo:border-left="0.5pt solid #000000" fo:border-right="none" fo:border-top="none" fo:border-bottom="0.5pt solid #000000"/>
    </style:style>
    <style:style style:name="Tableau14.D2" style:family="table-cell">
      <style:table-cell-properties fo:padding="0.097cm" fo:border-left="0.5pt solid #000000" fo:border-right="none" fo:border-top="none" fo:border-bottom="0.5pt solid #000000"/>
    </style:style>
    <style:style style:name="Tableau14.E2" style:family="table-cell">
      <style:table-cell-properties fo:padding="0.097cm" fo:border-left="0.5pt solid #000000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9.151cm" fo:margin-top="0.101cm" fo:margin-bottom="0cm" table:align="center"/>
    </style:style>
    <style:style style:name="Tableau28.A" style:family="table-column">
      <style:table-column-properties style:column-width="1.852cm"/>
    </style:style>
    <style:style style:name="Tableau28.B" style:family="table-column">
      <style:table-column-properties style:column-width="2.649cm"/>
    </style:style>
    <style:style style:name="Tableau28.C" style:family="table-column">
      <style:table-column-properties style:column-width="0.15cm"/>
    </style:style>
    <style:style style:name="Tableau28.D" style:family="table-column">
      <style:table-column-properties style:column-width="1.85cm"/>
    </style:style>
    <style:style style:name="Tableau28.1" style:family="table-row">
      <style:table-row-properties style:row-height="1.401cm"/>
    </style:style>
    <style:style style:name="Tableau28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8.C1" style:family="table-cell">
      <style:table-cell-properties fo:padding="0.101cm" fo:border-left="0.5pt solid #000000" fo:border-right="none" fo:border-top="none" fo:border-bottom="none"/>
    </style:style>
    <style:style style:name="Tableau28.E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28.A2" style:family="table-cell">
      <style:table-cell-properties fo:padding="0.101cm" fo:border-left="0.5pt solid #000000" fo:border-right="none" fo:border-top="none" fo:border-bottom="0.5pt solid #000000"/>
    </style:style>
    <style:style style:name="Tableau28.B2" style:family="table-cell">
      <style:table-cell-properties fo:padding="0.101cm" fo:border-left="0.5pt solid #000000" fo:border-right="none" fo:border-top="none" fo:border-bottom="0.5pt solid #000000"/>
    </style:style>
    <style:style style:name="Tableau28.C2" style:family="table-cell">
      <style:table-cell-properties fo:padding="0.101cm" fo:border-left="0.5pt solid #000000" fo:border-right="none" fo:border-top="none" fo:border-bottom="none"/>
    </style:style>
    <style:style style:name="Tableau28.D2" style:family="table-cell">
      <style:table-cell-properties fo:padding="0.101cm" fo:border-left="0.5pt solid #000000" fo:border-right="none" fo:border-top="none" fo:border-bottom="0.5pt solid #000000"/>
    </style:style>
    <style:style style:name="Tableau28.E2" style:family="table-cell">
      <style:table-cell-properties fo:padding="0.101cm" fo:border-left="0.5pt solid #000000" fo:border-right="0.5pt solid #000000" fo:border-top="none" fo:border-bottom="0.5pt solid #000000"/>
    </style:style>
    <style:style style:name="Tableau28.A3" style:family="table-cell">
      <style:table-cell-properties fo:padding="0.101cm" fo:border-left="0.5pt solid #000000" fo:border-right="none" fo:border-top="none" fo:border-bottom="0.5pt solid #000000"/>
    </style:style>
    <style:style style:name="Tableau28.B3" style:family="table-cell">
      <style:table-cell-properties fo:padding="0.101cm" fo:border-left="0.5pt solid #000000" fo:border-right="none" fo:border-top="none" fo:border-bottom="0.5pt solid #000000"/>
    </style:style>
    <style:style style:name="Tableau28.C3" style:family="table-cell">
      <style:table-cell-properties fo:padding="0.101cm" fo:border-left="0.5pt solid #000000" fo:border-right="none" fo:border-top="none" fo:border-bottom="none"/>
    </style:style>
    <style:style style:name="Tableau28.D3" style:family="table-cell">
      <style:table-cell-properties fo:padding="0.101cm" fo:border-left="0.5pt solid #000000" fo:border-right="none" fo:border-top="none" fo:border-bottom="0.5pt solid #000000"/>
    </style:style>
    <style:style style:name="Tableau28.E3" style:family="table-cell">
      <style:table-cell-properties fo:padding="0.101cm" fo:border-left="0.5pt solid #000000" fo:border-right="0.5pt solid #000000" fo:border-top="none" fo:border-bottom="0.5pt solid #000000"/>
    </style:style>
    <style:style style:name="Tableau28.A4" style:family="table-cell">
      <style:table-cell-properties fo:padding="0.101cm" fo:border-left="0.5pt solid #000000" fo:border-right="none" fo:border-top="none" fo:border-bottom="0.5pt solid #000000"/>
    </style:style>
    <style:style style:name="Tableau28.B4" style:family="table-cell">
      <style:table-cell-properties fo:padding="0.101cm" fo:border-left="0.5pt solid #000000" fo:border-right="none" fo:border-top="none" fo:border-bottom="0.5pt solid #000000"/>
    </style:style>
    <style:style style:name="Tableau28.C4" style:family="table-cell">
      <style:table-cell-properties fo:padding="0.101cm" fo:border-left="0.5pt solid #000000" fo:border-right="none" fo:border-top="none" fo:border-bottom="none"/>
    </style:style>
    <style:style style:name="Tableau28.D4" style:family="table-cell">
      <style:table-cell-properties fo:padding="0.101cm" fo:border-left="0.5pt solid #000000" fo:border-right="none" fo:border-top="none" fo:border-bottom="0.5pt solid #000000"/>
    </style:style>
    <style:style style:name="Tableau28.E4" style:family="table-cell">
      <style:table-cell-properties fo:padding="0.101cm" fo:border-left="0.5pt solid #000000" fo:border-right="0.5pt solid #000000" fo:border-top="none" fo:border-bottom="0.5pt solid #000000"/>
    </style:style>
    <style:style style:name="Tableau28.A5" style:family="table-cell">
      <style:table-cell-properties fo:padding="0.101cm" fo:border-left="0.5pt solid #000000" fo:border-right="none" fo:border-top="none" fo:border-bottom="0.5pt solid #000000"/>
    </style:style>
    <style:style style:name="Tableau28.B5" style:family="table-cell">
      <style:table-cell-properties fo:padding="0.101cm" fo:border-left="0.5pt solid #000000" fo:border-right="none" fo:border-top="none" fo:border-bottom="0.5pt solid #000000"/>
    </style:style>
    <style:style style:name="Tableau28.C5" style:family="table-cell">
      <style:table-cell-properties fo:padding="0.101cm" fo:border-left="0.5pt solid #000000" fo:border-right="none" fo:border-top="none" fo:border-bottom="none"/>
    </style:style>
    <style:style style:name="Tableau28.D5" style:family="table-cell">
      <style:table-cell-properties fo:padding="0.101cm" fo:border-left="0.5pt solid #000000" fo:border-right="none" fo:border-top="none" fo:border-bottom="0.5pt solid #000000"/>
    </style:style>
    <style:style style:name="Tableau28.E5" style:family="table-cell">
      <style:table-cell-properties fo:padding="0.101cm" fo:border-left="0.5pt solid #000000" fo:border-right="0.5pt solid #000000" fo:border-top="none" fo:border-bottom="0.5pt solid #000000"/>
    </style:style>
    <style:style style:name="Tableau16" style:family="table">
      <style:table-properties style:width="9.1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6.A" style:family="table-column">
      <style:table-column-properties style:column-width="0.917cm"/>
    </style:style>
    <style:style style:name="Tableau16.B" style:family="table-column">
      <style:table-column-properties style:column-width="1.64cm"/>
    </style:style>
    <style:style style:name="Tableau16.C" style:family="table-column">
      <style:table-column-properties style:column-width="0.423cm"/>
    </style:style>
    <style:style style:name="Tableau16.E" style:family="table-column">
      <style:table-column-properties style:column-width="0.601cm"/>
    </style:style>
    <style:style style:name="Tableau16.F" style:family="table-column">
      <style:table-column-properties style:column-width="0.661cm"/>
    </style:style>
    <style:style style:name="Tableau16.G" style:family="table-column">
      <style:table-column-properties style:column-width="0.947cm"/>
    </style:style>
    <style:style style:name="Tableau16.H" style:family="table-column">
      <style:table-column-properties style:column-width="0.312cm"/>
    </style:style>
    <style:style style:name="Tableau16.I" style:family="table-column">
      <style:table-column-properties style:column-width="0.079cm"/>
    </style:style>
    <style:style style:name="Tableau16.J" style:family="table-column">
      <style:table-column-properties style:column-width="1.402cm"/>
    </style:style>
    <style:style style:name="Tableau16.K" style:family="table-column">
      <style:table-column-properties style:column-width="1.205cm"/>
    </style:style>
    <style:style style:name="Tableau16.1" style:family="table-row">
      <style:table-row-properties style:row-height="0.78cm"/>
    </style:style>
    <style:style style:name="Tableau16.A1" style:family="table-cell" style:data-style-name="N0">
      <style:table-cell-properties style:vertical-align="middle" fo:padding="0cm" fo:border="none"/>
    </style:style>
    <style:style style:name="Tableau16.C1" style:family="table-cell">
      <style:table-cell-properties style:vertical-align="middle" fo:padding="0cm" fo:border="none"/>
    </style:style>
    <style:style style:name="Tableau16.D1" style:family="table-cell">
      <style:table-cell-properties style:vertical-align="middle" fo:padding="0cm" fo:border="1pt solid #000000"/>
    </style:style>
    <style:style style:name="Tableau16.H1" style:family="table-cell">
      <style:table-cell-properties style:vertical-align="middle" fo:padding="0cm" fo:border="none"/>
    </style:style>
    <style:style style:name="Tableau16.J1" style:family="table-cell">
      <style:table-cell-properties style:vertical-align="middle" fo:padding="0cm" fo:border="none"/>
    </style:style>
    <style:style style:name="Tableau16.A2" style:family="table-cell">
      <style:table-cell-properties style:vertical-align="middle" fo:padding="0cm" fo:border="none"/>
    </style:style>
    <style:style style:name="Tableau16.C2" style:family="table-cell">
      <style:table-cell-properties style:vertical-align="middle" fo:padding="0cm" fo:border="none"/>
    </style:style>
    <style:style style:name="Tableau16.F2" style:family="table-cell">
      <style:table-cell-properties style:vertical-align="middle" fo:padding="0cm" fo:border="none"/>
    </style:style>
    <style:style style:name="Tableau16.I2" style:family="table-cell">
      <style:table-cell-properties style:vertical-align="middle" fo:padding="0cm" fo:border="none"/>
    </style:style>
    <style:style style:name="Tableau16.3" style:family="table-row">
      <style:table-row-properties style:row-height="0.78cm" fo:background-color="transparent" fo:keep-together="auto">
        <style:background-image/>
      </style:table-row-properties>
    </style:style>
    <style:style style:name="Tableau16.B3" style:family="table-cell">
      <style:table-cell-properties style:vertical-align="middle" fo:padding="0cm" fo:border="1pt solid #000000"/>
    </style:style>
    <style:style style:name="Tableau16.E3" style:family="table-cell">
      <style:table-cell-properties style:vertical-align="middle" fo:padding="0cm" fo:border="none"/>
    </style:style>
    <style:style style:name="Tableau16.G3" style:family="table-cell">
      <style:table-cell-properties style:vertical-align="middle" fo:background-color="transparent" fo:padding="0cm" fo:border="1pt solid #000000" style:writing-mode="lr-tb">
        <style:background-image/>
      </style:table-cell-properties>
    </style:style>
    <style:style style:name="Tableau16.K3" style:family="table-cell">
      <style:table-cell-properties style:vertical-align="middle" fo:padding="0cm" fo:border="none"/>
    </style:style>
    <style:style style:name="Tableau16.A4" style:family="table-cell">
      <style:table-cell-properties style:vertical-align="middle" fo:padding="0cm" fo:border="none"/>
    </style:style>
    <style:style style:name="Tableau16.C4" style:family="table-cell">
      <style:table-cell-properties style:vertical-align="middle" fo:padding="0cm" fo:border="none"/>
    </style:style>
    <style:style style:name="Tableau16.F4" style:family="table-cell">
      <style:table-cell-properties style:vertical-align="middle" fo:padding="0cm" fo:border="none"/>
    </style:style>
    <style:style style:name="Tableau16.I4" style:family="table-cell">
      <style:table-cell-properties style:vertical-align="middle" fo:padding="0cm" fo:border="none"/>
    </style:style>
    <style:style style:name="Tableau16.A5" style:family="table-cell">
      <style:table-cell-properties style:vertical-align="middle" fo:background-color="#ecf191" fo:padding="0cm" fo:border="1pt solid #d7e12c">
        <style:background-image/>
      </style:table-cell-properties>
    </style:style>
    <style:style style:name="Tableau16.C5" style:family="table-cell">
      <style:table-cell-properties style:vertical-align="middle" fo:padding="0cm" fo:border="none"/>
    </style:style>
    <style:style style:name="Tableau16.H5" style:family="table-cell">
      <style:table-cell-properties style:vertical-align="middle" fo:padding="0cm" fo:border="none"/>
    </style:style>
    <style:style style:name="Tableau16.A6" style:family="table-cell">
      <style:table-cell-properties style:vertical-align="middle" fo:padding="0cm" fo:border="none"/>
    </style:style>
    <style:style style:name="Tableau16.C6" style:family="table-cell">
      <style:table-cell-properties style:vertical-align="middle" fo:padding="0cm" fo:border="none"/>
    </style:style>
    <style:style style:name="Tableau16.F6" style:family="table-cell">
      <style:table-cell-properties style:vertical-align="middle" fo:padding="0cm" fo:border="none"/>
    </style:style>
    <style:style style:name="Tableau16.I6" style:family="table-cell">
      <style:table-cell-properties style:vertical-align="middle" fo:padding="0cm" fo:border="none"/>
    </style:style>
    <style:style style:name="Tableau16.E7" style:family="table-cell">
      <style:table-cell-properties style:vertical-align="middle" fo:padding="0cm" fo:border="none"/>
    </style:style>
    <style:style style:name="Tableau16.K7" style:family="table-cell">
      <style:table-cell-properties style:vertical-align="middle" fo:padding="0cm" fo:border="none"/>
    </style:style>
    <style:style style:name="Tableau16.8" style:family="table-row">
      <style:table-row-properties style:min-row-height="0.78cm"/>
    </style:style>
    <style:style style:name="Tableau16.A8" style:family="table-cell">
      <style:table-cell-properties style:vertical-align="middle" fo:padding="0cm" fo:border="none"/>
    </style:style>
    <style:style style:name="Tableau16.C8" style:family="table-cell">
      <style:table-cell-properties style:vertical-align="middle" fo:padding="0cm" fo:border="none"/>
    </style:style>
    <style:style style:name="Tableau16.F8" style:family="table-cell">
      <style:table-cell-properties style:vertical-align="middle" fo:padding="0cm" fo:border="none"/>
    </style:style>
    <style:style style:name="Tableau16.I8" style:family="table-cell">
      <style:table-cell-properties style:vertical-align="middle" fo:padding="0cm" fo:border="none"/>
    </style:style>
    <style:style style:name="Tableau16.C9" style:family="table-cell">
      <style:table-cell-properties style:vertical-align="middle" fo:padding="0cm" fo:border="none"/>
    </style:style>
    <style:style style:name="Tableau16.H9" style:family="table-cell">
      <style:table-cell-properties style:vertical-align="middle" fo:padding="0cm" fo:border="none"/>
    </style:style>
    <style:style style:name="Tableau16.A10" style:family="table-cell">
      <style:table-cell-properties style:vertical-align="middle" fo:padding="0cm" fo:border="none"/>
    </style:style>
    <style:style style:name="Tableau16.C10" style:family="table-cell">
      <style:table-cell-properties style:vertical-align="middle" fo:padding="0cm" fo:border="none"/>
    </style:style>
    <style:style style:name="Tableau16.F10" style:family="table-cell">
      <style:table-cell-properties style:vertical-align="middle" fo:padding="0cm" fo:border="none"/>
    </style:style>
    <style:style style:name="Tableau16.I10" style:family="table-cell">
      <style:table-cell-properties style:vertical-align="middle" fo:padding="0cm" fo:border="none"/>
    </style:style>
    <style:style style:name="Tableau16.E11" style:family="table-cell">
      <style:table-cell-properties style:vertical-align="middle" fo:padding="0cm" fo:border="none"/>
    </style:style>
    <style:style style:name="Tableau16.K11" style:family="table-cell">
      <style:table-cell-properties style:vertical-align="middle" fo:padding="0cm" fo:border="none"/>
    </style:style>
    <style:style style:name="Tableau16.A12" style:family="table-cell">
      <style:table-cell-properties style:vertical-align="middle" fo:padding="0cm" fo:border="none"/>
    </style:style>
    <style:style style:name="Tableau16.C12" style:family="table-cell">
      <style:table-cell-properties style:vertical-align="middle" fo:padding="0cm" fo:border="none"/>
    </style:style>
    <style:style style:name="Tableau16.F12" style:family="table-cell">
      <style:table-cell-properties style:vertical-align="middle" fo:padding="0cm" fo:border="none"/>
    </style:style>
    <style:style style:name="Tableau16.I12" style:family="table-cell">
      <style:table-cell-properties style:vertical-align="middle" fo:padding="0cm" fo:border="none"/>
    </style:style>
    <style:style style:name="Tableau16.C13" style:family="table-cell">
      <style:table-cell-properties style:vertical-align="middle" fo:padding="0cm" fo:border="none"/>
    </style:style>
    <style:style style:name="Tableau16.D13" style:family="table-cell">
      <style:table-cell-properties style:vertical-align="middle" fo:background-color="#ecf191" fo:padding="0cm" fo:border="1pt solid #d7e12c" style:writing-mode="lr-tb">
        <style:background-image/>
      </style:table-cell-properties>
    </style:style>
    <style:style style:name="Tableau16.H13" style:family="table-cell">
      <style:table-cell-properties style:vertical-align="middle" fo:padding="0cm" fo:border="none"/>
    </style:style>
    <style:style style:name="Tableau16.J13" style:family="table-cell">
      <style:table-cell-properties style:vertical-align="middle" fo:padding="0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officeooo:rsid="00216ba8" officeooo:paragraph-rsid="00216ba8"/>
    </style:style>
    <style:style style:name="P21" style:family="paragraph" style:parent-style-name="Standard">
      <style:paragraph-properties fo:text-align="center" style:justify-single-word="false"/>
      <style:text-properties officeooo:paragraph-rsid="0026fb0e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ooter">
      <style:text-properties officeooo:paragraph-rsid="002556d8"/>
    </style:style>
    <style:style style:name="P25" style:family="paragraph" style:parent-style-name="Standard">
      <style:paragraph-properties fo:text-align="end" style:justify-single-word="false"/>
      <style:text-properties fo:color="#000000" loext:opacity="100%" fo:font-size="9pt" officeooo:paragraph-rsid="00122bf4" style:font-size-asian="9pt" style:font-size-complex="9pt"/>
    </style:style>
    <style:style style:name="P26" style:family="paragraph" style:parent-style-name="Standard">
      <style:paragraph-properties fo:margin-left="0cm" fo:margin-right="0.6cm" fo:text-align="end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27" style:family="paragraph" style:parent-style-name="Standard">
      <style:paragraph-properties fo:margin-left="0cm" fo:margin-right="1.251cm" fo:text-align="end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28" style:family="paragraph" style:parent-style-name="Standard">
      <style:text-properties fo:color="#000000" loext:opacity="100%" fo:font-size="9pt" officeooo:paragraph-rsid="00122bf4" style:font-size-asian="9pt" style:font-size-complex="9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0" style:family="paragraph" style:parent-style-name="Standard">
      <style:paragraph-properties fo:margin-left="0.6cm" fo:margin-right="0cm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1" style:family="paragraph" style:parent-style-name="Table_20_Contents">
      <style:text-properties fo:color="#000000" loext:opacity="100%" fo:font-size="9pt" officeooo:paragraph-rsid="00122bf4" style:font-size-asian="9pt" style:font-size-complex="9pt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3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fo:font-size="9pt" officeooo:paragraph-rsid="00122bf4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446e31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/>
    </style:style>
    <style:style style:name="P38" style:family="paragraph" style:parent-style-name="_5f_Paragraphe_20_livret_20_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letter-spacing="normal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/>
    </style:style>
    <style:style style:name="P40" style:family="paragraph" style:parent-style-name="Standard">
      <style:paragraph-properties fo:margin-left="-0.021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Bitstream Vera Sans2" fo:font-size="9pt" fo:letter-spacing="normal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P41" style:family="paragraph" style:parent-style-name="_5f_Paragraphe_20_livret_20_">
      <style:paragraph-properties fo:margin-left="0cm" fo:margin-right="0cm" fo:margin-top="0.499cm" fo:margin-bottom="0.199cm" style:contextual-spacing="false" fo:text-indent="0cm" style:auto-text-indent="false"/>
      <style:text-properties fo:color="#000000" loext:opacity="100%" officeooo:paragraph-rsid="0010389a"/>
    </style:style>
    <style:style style:name="P42" style:family="paragraph" style:parent-style-name="_5f_Paragraphe_20_livret_20_">
      <style:paragraph-properties fo:margin-top="0.199cm" fo:margin-bottom="0cm" style:contextual-spacing="false" fo:line-height="100%" fo:text-align="center" style:justify-single-word="false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style:font-name="Bitstream Vera Sans2" fo:font-size="10pt" fo:font-style="normal" fo:font-weight="normal" officeooo:paragraph-rsid="0010389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_5f_Paragraphe_20_livret_20_">
      <style:paragraph-properties fo:margin-top="0.199cm" fo:margin-bottom="0cm" style:contextual-spacing="false" fo:line-height="100%" fo:text-align="center" style:justify-single-word="false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fo:font-weight="normal" officeooo:paragraph-rsid="0010389a" style:font-weight-asian="normal" style:font-weight-complex="normal"/>
    </style:style>
    <style:style style:name="P44" style:family="paragraph" style:parent-style-name="_5f_Paragraphe_20_livret_20_">
      <style:paragraph-properties fo:margin-top="0cm" fo:margin-bottom="0cm" style:contextual-spacing="false" fo:line-height="100%" fo:text-align="center" style:justify-single-word="false" fo:break-before="column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fo:font-weight="normal" officeooo:paragraph-rsid="0010389a" style:font-weight-asian="normal" style:font-weight-complex="normal"/>
    </style:style>
    <style:style style:name="P45" style:family="paragraph" style:parent-style-name="_5f_Paragraphe_20_livret_20_">
      <style:text-properties fo:color="#000000" loext:opacity="100%" fo:font-weight="normal" officeooo:paragraph-rsid="00122bf4" style:font-weight-asian="normal" style:font-weight-complex="normal"/>
    </style:style>
    <style:style style:name="P46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style:font-name="OpenSymbol4" fo:font-size="11pt" fo:font-style="normal" officeooo:paragraph-rsid="0011c4a8" style:font-name-asian="OpenSymbol4" style:font-size-asian="11pt" style:font-style-asian="normal" style:font-name-complex="OpenSymbol4" style:font-size-complex="11pt" style:font-style-complex="normal"/>
    </style:style>
    <style:style style:name="P47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6cm" style:type="right"/>
          <style:tab-stop style:position="6.091cm" style:type="right"/>
          <style:tab-stop style:position="7.34cm" style:leader-style="dotted" style:leader-text="."/>
        </style:tab-stops>
      </style:paragraph-properties>
      <style:text-properties fo:color="#000000" loext:opacity="100%" style:font-name="OpenSymbol4" fo:font-size="11pt" officeooo:paragraph-rsid="0011c4a8" style:font-name-asian="OpenSymbol4" style:font-size-asian="11pt" style:font-name-complex="OpenSymbol4" style:font-size-complex="11pt"/>
    </style:style>
    <style:style style:name="P48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style:font-name="Bitstream Vera Sans5" fo:font-size="10pt" fo:font-style="normal" officeooo:paragraph-rsid="0011c4a8" style:font-style-asian="normal" style:font-style-complex="normal"/>
    </style:style>
    <style:style style:name="P49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6cm" style:type="right"/>
          <style:tab-stop style:position="6.091cm" style:type="right"/>
          <style:tab-stop style:position="7.34cm" style:leader-style="dotted" style:leader-text="."/>
        </style:tab-stops>
      </style:paragraph-properties>
      <style:text-properties fo:color="#000000" loext:opacity="100%" style:font-name="Bitstream Vera Sans5" fo:font-size="10pt" officeooo:paragraph-rsid="0011c4a8"/>
    </style:style>
    <style:style style:name="P50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style:font-name="Bitstream Vera Sans5" fo:font-size="10pt" officeooo:paragraph-rsid="0011c4a8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10389a"/>
    </style:style>
    <style:style style:name="P52" style:family="paragraph" style:parent-style-name="Standard">
      <style:paragraph-properties fo:margin-top="0.199cm" fo:margin-bottom="0cm" style:contextual-spacing="false"/>
      <style:text-properties fo:font-weight="bold" officeooo:paragraph-rsid="00445d59" style:font-weight-asian="bold" style:font-weight-complex="bold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b3b3b3" loext:opacity="100%" style:font-name="Bitstream Vera Sans5" fo:font-size="10pt" officeooo:paragraph-rsid="0011c4a8"/>
    </style:style>
    <style:style style:name="P54" style:family="paragraph" style:parent-style-name="FILET_5f_POINTILLES">
      <style:paragraph-properties fo:margin-top="0cm" fo:margin-bottom="0cm" style:contextual-spacing="false"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officeooo:paragraph-rsid="002de1a2" style:font-size-asian="10pt" style:font-size-complex="10pt"/>
    </style:style>
    <style:style style:name="P55" style:family="paragraph" style:parent-style-name="FILET_5f_POINTILLES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rsid="0018ddf7" officeooo:paragraph-rsid="002de1a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FILET_5f_POINTILLES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2de1a2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2de1a2"/>
    </style:style>
    <style:style style:name="P58" style:family="paragraph" style:parent-style-name="FILET_5f_POINTILLES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2de1a2"/>
    </style:style>
    <style:style style:name="P59" style:family="paragraph" style:parent-style-name="_5f_Paragraphe_20_livret_20_réponse_20_élève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10389a"/>
    </style:style>
    <style:style style:name="P60" style:family="paragraph" style:parent-style-name="Table_20_Contents">
      <style:paragraph-properties fo:margin-top="0cm" fo:margin-bottom="0cm" style:contextual-spacing="false" fo:text-align="center" style:justify-single-word="false" fo:padding="0.101cm" fo:border="none"/>
      <style:text-properties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 fo:padding="0.101cm" fo:border="none"/>
      <style:text-properties fo:font-size="9pt" style:font-size-asian="9pt" style:font-size-complex="9pt"/>
    </style:style>
    <style:style style:name="P63" style:family="paragraph" style:parent-style-name="Table_20_Contents">
      <style:paragraph-properties fo:margin-top="0cm" fo:margin-bottom="0cm" style:contextual-spacing="false" fo:text-align="center" style:justify-single-word="false" fo:padding="0.101cm" fo:border="none"/>
      <style:text-properties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 fo:padding="0.101cm" fo:border="none"/>
      <style:text-properties fo:font-size="9pt" fo:letter-spacing="-0.007cm" fo:font-weight="bold" style:font-size-asian="9pt" style:font-weight-asian="bold" style:font-size-complex="9pt" style:font-weight-complex="bold"/>
    </style:style>
    <style:style style:name="P66" style:family="paragraph" style:parent-style-name="_5f_Paragraphe_20_livret">
      <style:paragraph-properties fo:margin-top="0cm" fo:margin-bottom="0cm" style:contextual-spacing="false"/>
    </style:style>
    <style:style style:name="P67" style:family="paragraph" style:parent-style-name="Standard" style:master-page-name="">
      <style:paragraph-properties fo:margin-top="0.3cm" fo:margin-bottom="0.101cm" style:contextual-spacing="false" style:page-number="auto" fo:break-before="auto" fo:break-after="auto"/>
      <style:text-properties fo:font-size="10pt" officeooo:paragraph-rsid="001f6ec2" style:font-size-asian="10pt" style:font-size-complex="10pt"/>
    </style:style>
    <style:style style:name="P68" style:family="paragraph" style:parent-style-name="_5f_Paragraphe_20_livret_20_">
      <style:paragraph-properties fo:margin-top="0.4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92100"/>
    </style:style>
    <style:style style:name="P69" style:family="paragraph" style:parent-style-name="Exo_5f_Num">
      <style:paragraph-properties fo:margin-top="0.801cm" fo:margin-bottom="0.101cm" style:contextual-spacing="false"/>
    </style:style>
    <style:style style:name="P70" style:family="paragraph" style:parent-style-name="Exo_5f_Num" style:list-style-name="Num_5f_Exo">
      <style:paragraph-properties fo:margin-top="0.7cm" fo:margin-bottom="0.101cm" style:contextual-spacing="false"/>
      <style:text-properties officeooo:paragraph-rsid="0041dc64"/>
    </style:style>
    <style:style style:name="P71" style:family="paragraph" style:parent-style-name="Exo_5f_Num" style:list-style-name="Num_5f_Exo">
      <style:paragraph-properties fo:margin-top="0.4cm" fo:margin-bottom="0.199cm" style:contextual-spacing="false"/>
      <style:text-properties officeooo:paragraph-rsid="0041dc64"/>
    </style:style>
    <style:style style:name="P72" style:family="paragraph" style:parent-style-name="Exo_5f_Num" style:list-style-name="Num_5f_Exo">
      <style:paragraph-properties fo:margin-top="0.499cm" fo:margin-bottom="0.199cm" style:contextual-spacing="false"/>
      <style:text-properties officeooo:paragraph-rsid="003fb1f2"/>
    </style:style>
    <style:style style:name="P73" style:family="paragraph" style:parent-style-name="Exo_5f_Num">
      <style:paragraph-properties fo:margin-top="0.499cm" fo:margin-bottom="0.101cm" style:contextual-spacing="false"/>
    </style:style>
    <style:style style:name="P74" style:family="paragraph" style:parent-style-name="Exo_5f_Num">
      <style:paragraph-properties fo:margin-top="0.499cm" fo:margin-bottom="0cm" style:contextual-spacing="false"/>
    </style:style>
    <style:style style:name="P75" style:family="paragraph" style:parent-style-name="Exo_5f_Num">
      <style:paragraph-properties fo:margin-top="0.349cm" fo:margin-bottom="0.199cm" style:contextual-spacing="false" fo:text-align="justify" style:justify-single-word="false"/>
    </style:style>
    <style:style style:name="P76" style:family="paragraph" style:parent-style-name="Exo_5f_Num">
      <style:paragraph-properties fo:margin-top="0.349cm" fo:margin-bottom="0cm" style:contextual-spacing="false"/>
    </style:style>
    <style:style style:name="P77" style:family="paragraph" style:parent-style-name="Exo_5f_Num">
      <style:paragraph-properties fo:margin-top="0.499cm" fo:margin-bottom="0.18cm" style:contextual-spacing="false"/>
    </style:style>
    <style:style style:name="P78" style:family="paragraph" style:parent-style-name="Exo_5f_Num">
      <style:paragraph-properties fo:margin-top="0.52cm" fo:margin-bottom="0.101cm" style:contextual-spacing="false"/>
    </style:style>
    <style:style style:name="P79" style:family="paragraph" style:parent-style-name="Exo_5f_Num">
      <style:paragraph-properties fo:margin-top="0.499cm" fo:margin-bottom="0.199cm" style:contextual-spacing="false"/>
    </style:style>
    <style:style style:name="P80" style:family="paragraph" style:parent-style-name="Exo_5f_Num">
      <style:paragraph-properties fo:margin-top="0.198cm" fo:margin-bottom="0cm" style:contextual-spacing="false"/>
    </style:style>
    <style:style style:name="P81" style:family="paragraph" style:parent-style-name="FILET_5f_POINTILLES" style:list-style-name="_5f_Numérotation_20_des_20_exercices_20_livrets"/>
    <style:style style:name="P82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officeooo:paragraph-rsid="002de1a2" style:font-size-asian="10pt" style:font-size-complex="10pt"/>
    </style:style>
    <style:style style:name="P83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rsid="0018ddf7" officeooo:paragraph-rsid="002de1a2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 style:list-style-name="liste_5f_abc">
      <style:text-properties officeooo:paragraph-rsid="002ba701"/>
    </style:style>
    <style:style style:name="P85" style:family="paragraph" style:parent-style-name="Standard" style:list-style-name="liste_5f_abc">
      <style:text-properties officeooo:paragraph-rsid="00216ba8"/>
    </style:style>
    <style:style style:name="P86" style:family="paragraph" style:parent-style-name="Standard" style:list-style-name="L1">
      <style:paragraph-properties fo:margin-top="0cm" fo:margin-bottom="0cm" style:contextual-spacing="false"/>
      <style:text-properties fo:font-weight="bold" officeooo:paragraph-rsid="00445d59" style:font-weight-asian="bold" style:font-weight-complex="bold"/>
    </style:style>
    <style:style style:name="P87" style:family="paragraph" style:parent-style-name="Standard" style:list-style-name="liste_5f_abc">
      <style:text-properties style:font-name="Bitstream Vera Sans2" fo:font-size="9pt" officeooo:paragraph-rsid="002ba701" style:font-size-asian="9pt" style:font-size-complex="9pt"/>
    </style:style>
    <style:style style:name="P88" style:family="paragraph" style:parent-style-name="Standard" style:list-style-name="liste_5f_abc">
      <style:paragraph-properties fo:margin-top="0cm" fo:margin-bottom="0.199cm" style:contextual-spacing="false" style:shadow="none"/>
      <style:text-properties style:font-name="Bitstream Vera Sans2" fo:font-size="10pt" fo:font-style="normal" officeooo:paragraph-rsid="002de1a2" style:font-size-asian="10pt" style:font-style-asian="normal" style:font-size-complex="10pt" style:font-style-complex="normal"/>
    </style:style>
    <style:style style:name="P89" style:family="paragraph" style:parent-style-name="Standard" style:list-style-name="liste_5f_abc">
      <style:paragraph-properties fo:margin-top="0.199cm" fo:margin-bottom="0cm" style:contextual-spacing="false" fo:text-align="justify" style:justify-single-word="false"/>
      <style:text-properties style:font-name="Bitstream Vera Sans2" fo:font-size="10pt" fo:letter-spacing="-0.004cm" officeooo:paragraph-rsid="00122bf4" style:font-size-asian="10pt" style:font-size-complex="10pt"/>
    </style:style>
    <style:style style:name="P90" style:family="paragraph" style:parent-style-name="Standard" style:list-style-name="liste_5f_abc">
      <style:paragraph-properties fo:margin-top="0cm" fo:margin-bottom="0.199cm" style:contextual-spacing="false" style:shadow="none"/>
      <style:text-properties style:font-name="Bitstream Vera Sans" fo:font-size="10pt" fo:font-style="normal" officeooo:paragraph-rsid="002ba701" style:font-size-asian="10pt" style:font-style-asian="normal" style:font-size-complex="10pt" style:font-style-complex="normal"/>
    </style:style>
    <style:style style:name="P91" style:family="paragraph" style:parent-style-name="Table_20_Contents" style:list-style-name="liste_5f_abc">
      <loext:graphic-properties draw:fill="none"/>
      <style:paragraph-properties fo:margin-top="0cm" fo:margin-bottom="0cm" style:contextual-spacing="false" fo:text-align="start" style:justify-single-word="false" fo:background-color="transparent" text:number-lines="false" text:line-number="0"/>
      <style:text-properties officeooo:paragraph-rsid="0011c4a8"/>
    </style:style>
    <style:style style:name="P92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officeooo:paragraph-rsid="0011c4a8"/>
    </style:style>
    <style:style style:name="P93" style:family="paragraph" style:parent-style-name="_5f_Exo_5f_Num" style:list-style-name="liste_5f_abc">
      <style:paragraph-properties fo:margin-top="0.499cm" fo:margin-bottom="0cm" style:contextual-spacing="false"/>
      <style:text-properties officeooo:paragraph-rsid="00445d59"/>
    </style:style>
    <style:style style:name="P94" style:family="paragraph" style:parent-style-name="_5f_Paragraphe_20_livret_20_" style:list-style-name="liste_5f_abc">
      <style:paragraph-properties fo:margin-top="0cm" fo:margin-bottom="0cm" style:contextual-spacing="false" fo:line-height="100%" fo:text-align="start" style:justify-single-word="false">
        <style:tab-stops>
          <style:tab-stop style:position="1.799cm" style:type="right"/>
          <style:tab-stop style:position="2.48cm" style:leader-style="dotted" style:leader-text="."/>
        </style:tab-stops>
      </style:paragraph-properties>
      <style:text-properties fo:font-weight="normal" officeooo:paragraph-rsid="004391f4" style:font-weight-asian="normal" style:font-weight-complex="normal"/>
    </style:style>
    <style:style style:name="P95" style:family="paragraph" style:parent-style-name="_5f_Paragraphe_20_livret_20_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2.03cm" style:type="right"/>
          <style:tab-stop style:position="2.679cm" style:leader-style="dotted" style:leader-text="."/>
        </style:tab-stops>
      </style:paragraph-properties>
      <style:text-properties fo:font-weight="normal" officeooo:paragraph-rsid="003fb1f2" style:font-weight-asian="normal" style:font-weight-complex="normal"/>
    </style:style>
    <style:style style:name="P96" style:family="paragraph" style:parent-style-name="_5f_Paragraphe_20_livret_20_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2.101cm" style:type="right"/>
          <style:tab-stop style:position="2.709cm" style:leader-style="dotted" style:leader-text="."/>
        </style:tab-stops>
      </style:paragraph-properties>
      <style:text-properties fo:font-weight="normal" officeooo:paragraph-rsid="003fb1f2" style:font-weight-asian="normal" style:font-weight-complex="normal"/>
    </style:style>
    <style:style style:name="P97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1.799cm" style:type="right"/>
          <style:tab-stop style:position="2.48cm" style:leader-style="dotted" style:leader-text="."/>
        </style:tab-stops>
      </style:paragraph-properties>
      <style:text-properties fo:font-weight="normal" officeooo:paragraph-rsid="003fb1f2" style:font-weight-asian="normal" style:font-weight-complex="normal"/>
    </style:style>
    <style:style style:name="P98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2.03cm" style:type="right"/>
          <style:tab-stop style:position="2.679cm" style:leader-style="dotted" style:leader-text="."/>
        </style:tab-stops>
      </style:paragraph-properties>
      <style:text-properties fo:font-weight="normal" officeooo:paragraph-rsid="003fb1f2" style:font-weight-asian="normal" style:font-weight-complex="normal"/>
    </style:style>
    <style:style style:name="P99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 style:shadow="none">
        <style:tab-stops>
          <style:tab-stop style:position="2.03cm" style:type="right"/>
          <style:tab-stop style:position="2.679cm" style:leader-style="dotted" style:leader-text="."/>
        </style:tab-stops>
      </style:paragraph-properties>
      <style:text-properties fo:font-weight="normal" officeooo:paragraph-rsid="004100cf" style:font-weight-asian="normal" style:font-weight-complex="normal"/>
    </style:style>
    <style:style style:name="P100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2.06cm" style:type="right"/>
          <style:tab-stop style:position="2.709cm" style:leader-style="dotted" style:leader-text="."/>
        </style:tab-stops>
      </style:paragraph-properties>
      <style:text-properties fo:font-weight="normal" officeooo:paragraph-rsid="004391f4" style:font-weight-asian="normal" style:font-weight-complex="normal"/>
    </style:style>
    <style:style style:name="P101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2.06cm" style:type="right"/>
          <style:tab-stop style:position="2.709cm" style:leader-style="dotted" style:leader-text="."/>
        </style:tab-stops>
      </style:paragraph-properties>
      <style:text-properties fo:font-weight="normal" officeooo:paragraph-rsid="003fb1f2" style:font-weight-asian="normal" style:font-weight-complex="normal"/>
    </style:style>
    <style:style style:name="P102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2.101cm" style:type="right"/>
          <style:tab-stop style:position="2.709cm" style:leader-style="dotted" style:leader-text="."/>
        </style:tab-stops>
      </style:paragraph-properties>
      <style:text-properties fo:font-weight="normal" officeooo:paragraph-rsid="003fb1f2" style:font-weight-asian="normal" style:font-weight-complex="normal"/>
    </style:style>
    <style:style style:name="P103" style:family="paragraph" style:parent-style-name="_5f_Paragraphe_20_livret_20_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1.799cm" style:type="right"/>
          <style:tab-stop style:position="2.48cm" style:leader-style="dotted" style:leader-text="."/>
        </style:tab-stops>
      </style:paragraph-properties>
      <style:text-properties officeooo:paragraph-rsid="00445d59"/>
    </style:style>
    <style:style style:name="P104" style:family="paragraph" style:parent-style-name="_5f_Paragraphe_20_livret_20_" style:list-style-name="liste_5f_abc">
      <style:paragraph-properties fo:margin-top="0cm" fo:margin-bottom="0cm" style:contextual-spacing="false" fo:line-height="100%" fo:text-align="start" style:justify-single-word="false">
        <style:tab-stops>
          <style:tab-stop style:position="2.06cm" style:type="right"/>
          <style:tab-stop style:position="2.709cm" style:leader-style="dotted" style:leader-text="."/>
        </style:tab-stops>
      </style:paragraph-properties>
      <style:text-properties officeooo:paragraph-rsid="004391f4"/>
    </style:style>
    <style:style style:name="P105" style:family="paragraph" style:parent-style-name="_5f_Paragraphe_20_livret_20_" style:list-style-name="liste_5f_abc">
      <style:paragraph-properties fo:margin-top="0cm" fo:margin-bottom="0cm" style:contextual-spacing="false" fo:line-height="100%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fo:color="#000000" loext:opacity="100%" fo:font-style="normal" fo:font-weight="normal" officeooo:paragraph-rsid="0041dc64" style:font-style-asian="normal" style:font-weight-asian="normal" style:font-style-complex="normal" style:font-weight-complex="normal"/>
    </style:style>
    <style:style style:name="P106" style:family="paragraph" style:parent-style-name="_5f_Paragraphe_20_livret_20_" style:list-style-name="liste_5f_abc">
      <style:paragraph-properties fo:margin-top="0cm" fo:margin-bottom="0cm" style:contextual-spacing="false" style:line-height-at-least="0.7cm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fo:color="#000000" loext:opacity="100%" fo:font-style="normal" fo:font-weight="normal" officeooo:paragraph-rsid="0041dc64" style:font-style-asian="normal" style:font-weight-asian="normal" style:font-style-complex="normal" style:font-weight-complex="normal"/>
    </style:style>
    <style:style style:name="P107" style:family="paragraph" style:parent-style-name="_5f_Paragraphe_20_livret_20_" style:list-style-name="liste_5f_abc">
      <style:paragraph-properties fo:margin-top="0cm" fo:margin-bottom="0cm" style:contextual-spacing="false" style:line-height-at-least="0.7cm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fo:font-style="normal" fo:font-weight="normal" officeooo:paragraph-rsid="0041dc64" style:font-style-asian="normal" style:font-weight-asian="normal" style:font-style-complex="normal" style:font-weight-complex="normal"/>
    </style:style>
    <style:style style:name="P108" style:family="paragraph" style:parent-style-name="_5f_Paragraphe_20_livret_20_" style:list-style-name="liste_5f_abc">
      <style:paragraph-properties fo:text-align="start" style:justify-single-word="false">
        <style:tab-stops>
          <style:tab-stop style:position="1.755cm" style:type="right"/>
          <style:tab-stop style:position="2.549cm" style:leader-style="dotted" style:leader-text="."/>
        </style:tab-stops>
      </style:paragraph-properties>
      <style:text-properties officeooo:paragraph-rsid="002fb9d1"/>
    </style:style>
    <style:style style:name="P109" style:family="paragraph" style:parent-style-name="_5f_Paragraphe_20_livret_20_" style:list-style-name="liste_5f_abc">
      <style:paragraph-properties fo:text-align="start" style:justify-single-word="false">
        <style:tab-stops>
          <style:tab-stop style:position="1.755cm" style:type="right"/>
          <style:tab-stop style:position="2.549cm" style:leader-style="dotted" style:leader-text="."/>
        </style:tab-stops>
      </style:paragraph-properties>
      <style:text-properties officeooo:paragraph-rsid="00446e31"/>
    </style:style>
    <style:style style:name="P110" style:family="paragraph" style:parent-style-name="_5f_Paragraphe_20_livret_20_réponse_20_élève" style:list-style-name="liste_5f_abc">
      <style:paragraph-properties fo:margin-top="0cm" fo:margin-bottom="0cm" style:contextual-spacing="false" style:line-height-at-least="0.801cm" fo:text-align="start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officeooo:paragraph-rsid="0011c4a8"/>
    </style:style>
    <style:style style:name="P11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officeooo:paragraph-rsid="0011c4a8"/>
    </style:style>
    <style:style style:name="P112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122bf4" style:font-size-asian="10pt" style:font-style-asian="normal" style:font-size-complex="10pt" style:font-style-complex="normal"/>
    </style:style>
    <style:style style:name="P113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2de1a2" style:font-size-asian="10pt" style:font-style-asian="normal" style:font-size-complex="10pt" style:font-style-complex="normal"/>
    </style:style>
    <style:style style:name="P11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2de1a2" style:font-size-asian="10pt" style:font-style-asian="normal" style:font-size-complex="10pt" style:font-style-complex="normal" style:text-scale="100%"/>
    </style:style>
    <style:style style:name="P115" style:family="paragraph" style:parent-style-name="_5f_Pied_20_de_20_page" style:list-style-name="">
      <style:paragraph-properties fo:text-align="end" style:justify-single-word="false"/>
    </style:style>
    <style:style style:name="P116" style:family="paragraph" style:parent-style-name="_5f_Pied_20_de_20_page">
      <style:paragraph-properties fo:text-align="end" style:justify-single-word="false"/>
    </style:style>
    <style:style style:name="P117" style:family="paragraph" style:parent-style-name="_5f_Pied_20_de_20_page" style:list-style-name=""/>
    <style:style style:name="P1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3" fo:break-before="auto" fo:break-after="auto" style:shadow="none">
        <style:tab-stops/>
      </style:paragraph-properties>
      <style:text-properties style:font-name="Bitstream Vera Sans2" fo:font-size="10pt" fo:font-style="normal" fo:font-weight="bold" officeooo:rsid="00290c92" officeooo:paragraph-rsid="001f6ec2" style:font-size-asian="10pt" style:font-style-asian="normal" style:font-weight-asian="bold" style:font-size-complex="10pt" style:font-style-complex="normal" style:font-weight-complex="bold"/>
    </style:style>
    <style:style style:name="P120" style:family="paragraph" style:parent-style-name="_5f_num_5f_abcd" style:list-style-name="liste_5f_abc"/>
    <style:style style:name="P121" style:family="paragraph" style:parent-style-name="_5f_num_5f_abcd" style:list-style-name="liste_5f_abc">
      <style:text-properties officeooo:paragraph-rsid="00445d59"/>
    </style:style>
    <style:style style:name="P122" style:family="paragraph" style:parent-style-name="_5f_num_5f_abcd" style:list-style-name="liste_5f_abc">
      <style:paragraph-properties fo:margin-top="0.3cm" fo:margin-bottom="0cm" style:contextual-spacing="false"/>
    </style:style>
    <style:style style:name="P123" style:family="paragraph" style:parent-style-name="_5f_num_5f_abcd" style:list-style-name="liste_5f_abc">
      <style:paragraph-properties fo:margin-top="0.3cm" fo:margin-bottom="0.101cm" style:contextual-spacing="false"/>
    </style:style>
    <style:style style:name="P124" style:family="paragraph" style:parent-style-name="_5f_num_5f_abcd" style:list-style-name="liste_5f_abc">
      <style:paragraph-properties fo:margin-top="0.199cm" fo:margin-bottom="0cm" style:contextual-spacing="false"/>
    </style:style>
    <style:style style:name="P125" style:family="paragraph" style:parent-style-name="_5f_num_5f_abcd" style:list-style-name="liste_5f_abc">
      <style:paragraph-properties fo:text-align="start" style:justify-single-word="false"/>
    </style:style>
    <style:style style:name="P126" style:family="paragraph" style:parent-style-name="_5f_num_5f_abcd" style:list-style-name="liste_5f_abc">
      <style:paragraph-properties fo:margin-top="0.199cm" fo:margin-bottom="0cm" style:contextual-spacing="false"/>
      <style:text-properties fo:color="#000000" loext:opacity="100%" officeooo:paragraph-rsid="00445d59"/>
    </style:style>
    <style:style style:name="P127" style:family="paragraph" style:parent-style-name="_5f_num_5f_abcd" style:list-style-name="liste_5f_abc">
      <style:paragraph-properties fo:margin-top="0.3cm" fo:margin-bottom="0cm" style:contextual-spacing="false"/>
      <style:text-properties fo:color="#000000" loext:opacity="100%" officeooo:paragraph-rsid="00445d59"/>
    </style:style>
    <style:style style:name="P128" style:family="paragraph" style:parent-style-name="_5f_num_5f_abcd" style:list-style-name="liste_5f_abc">
      <style:paragraph-properties fo:margin-top="0.199cm" fo:margin-bottom="0cm" style:contextual-spacing="false"/>
      <style:text-properties fo:color="#000000" loext:opacity="100%" fo:letter-spacing="-0.011cm" officeooo:paragraph-rsid="00445d59"/>
    </style:style>
    <style:style style:name="P129" style:family="paragraph" style:parent-style-name="_5f_num_5f_abcd" style:list-style-name="liste_5f_abc">
      <style:paragraph-properties fo:margin-top="0.199cm" fo:margin-bottom="0cm" style:contextual-spacing="false"/>
      <style:text-properties fo:letter-spacing="-0.004cm"/>
    </style:style>
    <style:style style:name="P130" style:family="paragraph">
      <style:paragraph-properties fo:margin-top="0cm" fo:margin-bottom="0.199cm" fo:text-align="center" style:writing-mode="lr-tb"/>
    </style:style>
    <style:style style:name="P131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3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3" style:family="paragraph">
      <style:paragraph-properties fo:text-align="center"/>
    </style:style>
    <style:style style:name="P13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5" style:family="paragraph">
      <style:paragraph-properties fo:margin-left="0cm" fo:margin-right="0cm" fo:margin-top="0cm" fo:margin-bottom="0cm" fo:line-height="100%" fo:text-indent="0cm"/>
    </style:style>
    <style:style style:name="P13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3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3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3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4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42" style:family="paragraph">
      <loext:graphic-properties draw:fill="solid" draw:fill-color="#d7e12c"/>
    </style:style>
    <style:style style:name="P14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e2344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OpenSymbol4" style:font-name-asian="OpenSymbol4" style:font-name-complex="OpenSymbol4"/>
    </style:style>
    <style:style style:name="T7" style:family="text">
      <style:text-properties fo:color="#000000" loext:opacity="100%" style:font-name="OpenSymbol4" fo:font-size="10pt" fo:font-style="normal" style:font-name-asian="OpenSymbol4" style:font-size-asian="10pt" style:font-style-asian="normal" style:font-name-complex="OpenSymbol4" style:font-size-complex="10pt" style:font-style-complex="normal"/>
    </style:style>
    <style:style style:name="T8" style:family="text">
      <style:text-properties fo:color="#000000" loext:opacity="100%" style:font-name="OpenSymbol4" fo:font-size="10pt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9" style:family="text">
      <style:text-properties fo:color="#000000" loext:opacity="100%" style:font-name="OpenSymbol4" fo:font-size="10pt" fo:letter-spacing="-0.011cm" fo:font-style="normal" style:text-underline-style="none" fo:font-weight="normal" officeooo:rsid="0018ddf7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0" style:family="text">
      <style:text-properties fo:color="#000000" loext:opacity="100%" style:font-name="OpenSymbol4" fo:font-size="11pt" fo:font-style="normal" style:font-name-asian="OpenSymbol4" style:font-size-asian="11pt" style:font-style-asian="normal" style:font-name-complex="OpenSymbol4" style:font-size-complex="11pt" style:font-style-complex="normal"/>
    </style:style>
    <style:style style:name="T11" style:family="text">
      <style:text-properties fo:color="#000000" loext:opacity="100%" style:font-name="OpenSymbol4" fo:font-size="11pt" fo:font-style="normal" style:font-name-asian="OpenSymbol4" style:font-size-asian="11pt" style:font-style-asian="normal" style:font-name-complex="OpenSymbol4" style:font-size-complex="11pt" style:font-style-complex="normal" style:text-scale="100%"/>
    </style:style>
    <style:style style:name="T12" style:family="text">
      <style:text-properties fo:color="#000000" loext:opacity="100%" style:font-name="OpenSymbol4" fo:font-size="11pt" style:font-name-asian="OpenSymbol4" style:font-size-asian="11pt" style:font-name-complex="OpenSymbol4" style:font-size-complex="11pt"/>
    </style:style>
    <style:style style:name="T13" style:family="text">
      <style:text-properties fo:color="#000000" loext:opacity="100%" style:font-name="OpenSymbol4" fo:font-size="4pt" style:font-name-asian="OpenSymbol4" style:font-size-asian="4pt" style:font-name-complex="OpenSymbol4" style:font-size-complex="4pt"/>
    </style:style>
    <style:style style:name="T14" style:family="text">
      <style:text-properties fo:color="#000000" loext:opacity="100%" style:font-name="OpenSymbol4" fo:font-style="normal" style:font-name-asian="OpenSymbol4" style:font-style-asian="normal" style:font-name-complex="OpenSymbol4" style:font-style-complex="normal"/>
    </style:style>
    <style:style style:name="T15" style:family="text">
      <style:text-properties fo:color="#000000" loext:opacity="100%" style:font-name="OpenSymbol4" fo:font-style="normal" style:font-name-asian="OpenSymbol4" style:font-style-asian="normal" style:font-name-complex="OpenSymbol4" style:font-style-complex="normal" style:text-scale="100%"/>
    </style:style>
    <style:style style:name="T16" style:family="text">
      <style:text-properties fo:color="#000000" loext:opacity="100%" style:font-name="OpenSymbol4" fo:letter-spacing="-0.035cm" style:font-name-asian="OpenSymbol4" style:font-name-complex="OpenSymbol4"/>
    </style:style>
    <style:style style:name="T17" style:family="text">
      <style:text-properties fo:color="#000000" loext:opacity="100%" style:font-name="OpenSymbol4" fo:font-weight="normal" style:font-name-asian="OpenSymbol4" style:font-weight-asian="normal" style:font-name-complex="OpenSymbol4" style:font-weight-complex="normal"/>
    </style:style>
    <style:style style:name="T18" style:family="text">
      <style:text-properties fo:color="#000000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000000" loext:opacity="100%" style:font-name="Bitstream Vera Sans" fo:font-size="10pt" fo:font-style="normal" officeooo:rsid="002bea03" style:font-size-asian="10pt" style:font-style-asian="normal" style:font-size-complex="10pt" style:font-style-complex="normal"/>
    </style:style>
    <style:style style:name="T20" style:family="text">
      <style:text-properties fo:color="#000000" loext:opacity="100%" style:text-position="0% 100%"/>
    </style:style>
    <style:style style:name="T21" style:family="text">
      <style:text-properties fo:color="#000000" loext:opacity="100%" fo:font-style="normal" style:font-style-asian="normal" style:font-style-complex="normal"/>
    </style:style>
    <style:style style:name="T22" style:family="text">
      <style:text-properties fo:color="#000000" loext:opacity="100%" fo:font-style="normal" style:font-style-asian="normal" style:font-style-complex="normal" style:text-scale="42%"/>
    </style:style>
    <style:style style:name="T23" style:family="text">
      <style:text-properties fo:color="#000000" loext:opacity="100%" fo:font-style="normal" style:font-style-asian="normal" style:font-style-complex="normal" style:text-scale="100%"/>
    </style:style>
    <style:style style:name="T24" style:family="text">
      <style:text-properties fo:color="#000000" loext:opacity="100%" fo:font-style="normal" officeooo:rsid="0016e328" style:font-style-asian="normal" style:font-style-complex="normal"/>
    </style:style>
    <style:style style:name="T25" style:family="text">
      <style:text-properties fo:color="#000000" loext:opacity="100%" fo:font-style="normal" officeooo:rsid="003b28fe" style:font-style-asian="normal" style:font-style-complex="normal"/>
    </style:style>
    <style:style style:name="T26" style:family="text">
      <style:text-properties fo:color="#000000" loext:opacity="100%" fo:font-style="normal" officeooo:rsid="003fb1f2" style:font-style-asian="normal" style:font-style-complex="normal"/>
    </style:style>
    <style:style style:name="T27" style:family="text">
      <style:text-properties fo:color="#000000" loext:opacity="100%" style:font-name="Bitstream Vera Sans5" fo:font-size="10pt" fo:font-style="normal" style:text-underline-style="none" fo:font-weight="normal" officeooo:rsid="0018ddf7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5" fo:font-size="10pt" fo:font-style="normal" fo:font-weight="normal" officeooo:rsid="00445d59" style:font-weight-asian="normal" style:font-weight-complex="normal"/>
    </style:style>
    <style:style style:name="T29" style:family="text">
      <style:text-properties fo:color="#000000" loext:opacity="100%" style:font-name="Bitstream Vera Sans5" fo:font-size="10pt" fo:letter-spacing="-0.011cm" fo:font-style="normal" style:text-underline-style="none" fo:font-weight="normal" officeooo:rsid="0018ddf7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T31" style:family="text">
      <style:text-properties fo:color="#000000" loext:opacity="100%" style:text-outline="false" style:text-line-through-style="none" style:text-line-through-type="none" style:font-name="OpenSymbol4" fo:font-size="9pt" fo:font-style="normal" fo:text-shadow="none" style:text-underline-style="none" fo:font-weight="normal" style:font-name-asian="OpenSymbol4" style:font-size-asian="9pt" style:font-style-asian="normal" style:font-weight-asian="normal" style:font-name-complex="OpenSymbol4" style:font-size-complex="9pt" style:font-style-complex="normal" style:font-weight-complex="normal" style:text-emphasize="none" style:text-scale="100%"/>
    </style:style>
    <style:style style:name="T32" style:family="text">
      <style:text-properties fo:color="#000000" loext:opacity="100%" style:text-outline="false" style:text-line-through-style="none" style:text-line-through-type="none" style:font-name="OpenSymbol4" fo:font-size="11pt" fo:font-style="normal" fo:text-shadow="none" style:text-underline-style="none" fo:font-weight="normal" style:font-name-asian="OpenSymbol4" style:font-size-asian="11pt" style:font-style-asian="normal" style:font-weight-asian="normal" style:font-name-complex="OpenSymbol4" style:font-size-complex="11pt" style:font-style-complex="normal" style:font-weight-complex="normal" style:text-emphasize="none" style:text-scale="100%"/>
    </style:style>
    <style:style style:name="T33" style:family="text">
      <style:text-properties fo:color="#000000" loext:opacity="100%" style:font-name="Bitstream Vera Sans2" fo:font-weight="normal" style:font-name-asian="OpenSymbol4" style:font-weight-asian="normal" style:font-name-complex="OpenSymbol4" style:font-weight-complex="normal"/>
    </style:style>
    <style:style style:name="T34" style:family="text">
      <style:text-properties fo:color="#000000" loext:opacity="100%" style:font-name="Bitstream Vera Sans2" fo:font-size="10pt" style:font-name-asian="OpenSymbol4" style:font-size-asian="10pt" style:font-name-complex="OpenSymbol4" style:font-size-complex="10pt"/>
    </style:style>
    <style:style style:name="T35" style:family="text">
      <style:text-properties fo:color="#000000" loext:opacity="100%" style:font-name="Bitstream Vera Sans2" fo:font-size="10pt" officeooo:rsid="00445d59" style:font-name-asian="OpenSymbol4" style:font-size-asian="10pt" style:font-name-complex="OpenSymbol4" style:font-size-complex="10pt"/>
    </style:style>
    <style:style style:name="T36" style:family="text">
      <style:text-properties fo:color="#000000" loext:opacity="100%" officeooo:rsid="002ba701"/>
    </style:style>
    <style:style style:name="T37" style:family="text">
      <style:text-properties fo:color="#000000" loext:opacity="100%" style:font-name="OpenSymbol3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fo:color="#000000" loext:opacity="100%" style:font-name="OpenSymbol3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9" style:family="text">
      <style:text-properties fo:color="#000000" loext:opacity="100%" fo:letter-spacing="-0.035cm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officeooo:rsid="00445d59"/>
    </style:style>
    <style:style style:name="T42" style:family="text">
      <style:text-properties style:font-name="Bitstream Vera Sans2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3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44" style:family="text">
      <style:text-properties style:font-name="Bitstream Vera Sans2" fo:font-size="10pt" style:text-underline-style="none" fo:font-weight="normal" style:font-size-asian="10pt" style:font-weight-asian="normal" style:font-size-complex="10pt" style:font-weight-complex="normal"/>
    </style:style>
    <style:style style:name="T45" style:family="text">
      <style:text-properties style:font-name="Bitstream Vera Sans2" officeooo:rsid="0034615c" style:font-name-asian="OpenSymbol4" style:font-name-complex="OpenSymbol4"/>
    </style:style>
    <style:style style:name="T46" style:family="text">
      <style:text-properties style:font-name="Bitstream Vera Sans2" style:text-underline-style="none" fo:font-weight="normal" style:font-weight-asian="normal" style:font-weight-complex="normal"/>
    </style:style>
    <style:style style:name="T47" style:family="text">
      <style:text-properties style:font-name="Bitstream Vera Sans2" style:text-underline-style="none" fo:font-weight="normal" officeooo:rsid="001b4a17" style:font-weight-asian="normal" style:font-weight-complex="normal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style:font-name="Bitstream Vera Sans2" fo:font-size="10pt" fo:font-weight="normal" fo:background-color="transparent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50" style:family="text">
      <style:text-properties style:use-window-font-color="true" loext:opacity="0%" style:font-name="Bitstream Vera Sans2" fo:font-size="10pt" style:text-underline-style="none" fo:font-weight="normal" fo:background-color="transparent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51" style:family="text">
      <style:text-properties style:use-window-font-color="true" loext:opacity="0%" fo:font-style="normal" style:font-style-asian="normal" style:font-style-complex="normal"/>
    </style:style>
    <style:style style:name="T52" style:family="text">
      <style:text-properties style:use-window-font-color="true" loext:opacity="0%" style:font-name="OpenSymbol4" fo:font-size="11pt" fo:font-style="normal" style:font-name-asian="OpenSymbol4" style:font-size-asian="11pt" style:font-style-asian="normal" style:font-name-complex="OpenSymbol4" style:font-size-complex="11pt" style:font-style-complex="normal"/>
    </style:style>
    <style:style style:name="T53" style:family="text">
      <style:text-properties style:use-window-font-color="true" loext:opacity="0%" style:font-name="Bitstream Vera Sans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use-window-font-color="true" loext:opacity="0%" style:font-name="Bitstream Vera Sans6" fo:font-size="10pt" fo:font-weight="normal" officeooo:rsid="00445d59" style:font-size-asian="10.5pt"/>
    </style:style>
    <style:style style:name="T55" style:family="text">
      <style:text-properties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color="#b3b3b3" loext:opacity="100%"/>
    </style:style>
    <style:style style:name="T58" style:family="text">
      <style:text-properties fo:color="#b3b3b3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59" style:family="text">
      <style:text-properties fo:color="#b3b3b3" loext:opacity="100%" style:font-name="Bitstream Vera Sans2" fo:font-size="10pt" fo:font-style="normal" style:font-size-asian="10pt" style:font-style-asian="normal" style:font-size-complex="10pt" style:font-style-complex="normal"/>
    </style:style>
    <style:style style:name="T60" style:family="text">
      <style:text-properties fo:color="#b3b3b3" loext:opacity="100%" style:font-name="Bitstream Vera Sans2" fo:font-style="normal" fo:font-weight="normal" style:font-name-asian="OpenSymbol4" style:font-style-asian="normal" style:font-weight-asian="normal" style:font-name-complex="OpenSymbol4" style:font-style-complex="normal" style:font-weight-complex="normal"/>
    </style:style>
    <style:style style:name="T61" style:family="text">
      <style:text-properties fo:color="#b3b3b3" loext:opacity="100%" fo:font-weight="normal" style:font-weight-asian="normal" style:font-weight-complex="normal"/>
    </style:style>
    <style:style style:name="T62" style:family="text">
      <style:text-properties style:font-name="OpenSymbol4" style:font-name-asian="OpenSymbol4" style:font-name-complex="OpenSymbol4"/>
    </style:style>
    <style:style style:name="T63" style:family="text">
      <style:text-properties style:font-name="OpenSymbol4" style:font-name-asian="OpenSymbol4" style:font-name-complex="OpenSymbol4" style:text-scale="100%"/>
    </style:style>
    <style:style style:name="T64" style:family="text">
      <style:text-properties style:font-name="OpenSymbol4" fo:font-size="11pt" style:font-name-asian="OpenSymbol4" style:font-size-asian="11pt" style:font-name-complex="OpenSymbol4" style:font-size-complex="11pt"/>
    </style:style>
    <style:style style:name="T65" style:family="text">
      <style:text-properties style:font-name="OpenSymbol4" fo:font-size="11pt" style:font-name-asian="OpenSymbol4" style:font-size-asian="11pt" style:font-name-complex="OpenSymbol4" style:font-size-complex="11pt" style:text-scale="100%"/>
    </style:style>
    <style:style style:name="T66" style:family="text">
      <style:text-properties style:font-name="OpenSymbol4" fo:font-size="11pt" fo:letter-spacing="normal" officeooo:rsid="0012cbb3" style:font-name-asian="OpenSymbol4" style:font-size-asian="11pt" style:font-name-complex="OpenSymbol4" style:font-size-complex="11pt"/>
    </style:style>
    <style:style style:name="T67" style:family="text">
      <style:text-properties style:font-name="OpenSymbol4" fo:font-size="10pt" fo:font-style="normal" style:font-name-asian="OpenSymbol4" style:font-size-asian="10pt" style:font-style-asian="normal" style:font-name-complex="OpenSymbol4" style:font-size-complex="10pt" style:font-style-complex="normal"/>
    </style:style>
    <style:style style:name="T68" style:family="text">
      <style:text-properties style:font-name="OpenSymbol4" fo:font-style="normal" style:font-name-asian="OpenSymbol4" style:font-style-asian="normal" style:font-name-complex="OpenSymbol4" style:font-style-complex="normal"/>
    </style:style>
    <style:style style:name="T69" style:family="text">
      <style:text-properties fo:letter-spacing="-0.035cm"/>
    </style:style>
    <style:style style:name="T70" style:family="text">
      <style:text-properties fo:letter-spacing="-0.035cm" officeooo:rsid="00122bf4"/>
    </style:style>
    <style:style style:name="T71" style:family="text">
      <style:text-properties fo:font-size="10pt" fo:font-style="normal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72" style:family="text">
      <style:text-properties fo:font-size="10pt" fo:font-style="normal" officeooo:rsid="001deeb3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73" style:family="text">
      <style:text-properties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74" style:family="text">
      <style:text-properties style:text-scale="100%"/>
    </style:style>
    <style:style style:name="T75" style:family="text">
      <style:text-properties officeooo:rsid="0012cbb3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officeooo:rsid="002ba701"/>
    </style:style>
    <style:style style:name="T78" style:family="text">
      <style:text-properties fo:font-size="8pt" fo:font-style="normal" fo:font-weight="normal" officeooo:rsid="002ba701" style:font-size-asian="8pt" style:font-style-asian="normal" style:font-weight-asian="normal" style:font-size-complex="8pt" style:font-style-complex="normal" style:font-weight-complex="normal"/>
    </style:style>
    <style:style style:name="T79" style:family="text">
      <style:text-properties fo:color="#7fb241" loext:opacity="100%" fo:font-size="11pt" fo:font-style="normal" fo:font-weight="bold" fo:background-color="transparent" loext:char-shading-value="0" style:font-name-asian="OpenSymbol1" style:font-size-asian="11pt" style:font-style-asian="normal" style:font-weight-asian="bold" style:font-name-complex="OpenSymbol1" style:font-size-complex="11pt" style:font-style-complex="normal" style:font-weight-complex="bold"/>
    </style:style>
    <style:style style:name="T80" style:family="text">
      <style:text-properties fo:color="#7fb241" loext:opacity="100%" style:font-name="Bitstream Vera Sans2" fo:font-size="11pt" style:text-underline-style="none" fo:font-weight="bold" fo:background-color="transparent" loext:char-shading-value="0" style:font-name-asian="OpenSymbol1" style:font-size-asian="11pt" style:font-weight-asian="bold" style:font-name-complex="OpenSymbol1" style:font-size-complex="11pt" style:font-weight-complex="bold"/>
    </style:style>
    <style:style style:name="T81" style:family="text">
      <style:text-properties fo:color="#7fb241" loext:opacity="100%" style:font-name="Bitstream Vera Sans2" fo:font-size="11pt" fo:font-weight="bold" fo:background-color="transparent" loext:char-shading-value="0" style:font-name-asian="OpenSymbol1" style:font-size-asian="11pt" style:font-weight-asian="bold" style:font-name-complex="OpenSymbol1" style:font-size-complex="11pt" style:font-weight-complex="bold"/>
    </style:style>
    <style:style style:name="T82" style:family="text">
      <style:text-properties fo:color="#c74028" loext:opacity="100%" style:font-name="OpenSymbol4" fo:font-size="10pt" fo:font-style="normal" fo:font-weight="bold" fo:background-color="transparent" loext:char-shading-value="0" style:font-name-asian="OpenSymbol4" style:font-size-asian="10pt" style:font-style-asian="normal" style:font-weight-asian="bold" style:font-name-complex="OpenSymbol4" style:font-size-complex="10pt" style:font-style-complex="normal" style:font-weight-complex="bold"/>
    </style:style>
    <style:style style:name="T83" style:family="text">
      <style:text-properties fo:color="#c74028" loext:opacity="100%" style:font-name="OpenSymbol4" fo:font-size="10pt" fo:font-style="normal" fo:font-weight="bold" officeooo:rsid="001deeb3" fo:background-color="transparent" loext:char-shading-value="0" style:font-name-asian="OpenSymbol4" style:font-size-asian="10pt" style:font-style-asian="normal" style:font-weight-asian="bold" style:font-name-complex="OpenSymbol4" style:font-size-complex="10pt" style:font-style-complex="normal" style:font-weight-complex="bold"/>
    </style:style>
    <style:style style:name="T84" style:family="text">
      <style:text-properties fo:color="#c74028" loext:opacity="100%" style:font-name="OpenSymbol4" fo:font-size="10pt" fo:font-weight="bold" fo:background-color="transparent" loext:char-shading-value="0" style:font-name-asian="OpenSymbol4" style:font-size-asian="10pt" style:font-weight-asian="bold" style:font-name-complex="OpenSymbol4" style:font-size-complex="10pt" style:font-weight-complex="bold"/>
    </style:style>
    <style:style style:name="T85" style:family="text">
      <style:text-properties fo:color="#c74028" loext:opacity="100%" style:font-name="OpenSymbol1" fo:font-size="10pt" style:text-underline-style="none" fo:font-weight="bold" fo:background-color="transparent" loext:char-shading-value="0" style:font-name-asian="OpenSymbol1" style:font-size-asian="10pt" style:font-weight-asian="bold" style:font-name-complex="OpenSymbol1" style:font-size-complex="10pt" style:font-weight-complex="bold"/>
    </style:style>
    <style:style style:name="T86" style:family="text">
      <style:text-properties fo:color="#c74028" loext:opacity="100%" style:font-name="OpenSymbol3" fo:font-size="10pt" fo:font-style="normal" style:text-underline-style="none" fo:font-weight="bold" fo:background-color="transparent" loext:char-shading-value="0" style:font-name-asian="OpenSymbol1" style:font-weight-asian="bold" style:font-name-complex="OpenSymbol1" style:font-weight-complex="bold"/>
    </style:style>
    <style:style style:name="T87" style:family="text">
      <style:text-properties style:text-position="0% 100%" style:font-name-asian="OpenSymbol1" style:font-style-asian="normal" style:font-name-complex="OpenSymbol1" style:font-style-complex="normal"/>
    </style:style>
    <style:style style:name="T88" style:family="text">
      <style:text-properties style:text-position="0% 100%" style:font-name-asian="OpenSymbol1" style:font-name-complex="OpenSymbol1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373ba7" style:font-weight-asian="normal" style:font-weight-complex="normal"/>
    </style:style>
    <style:style style:name="T91" style:family="text">
      <style:text-properties fo:font-weight="normal" officeooo:rsid="002ba701" style:font-weight-asian="normal" style:font-weight-complex="normal"/>
    </style:style>
    <style:style style:name="T92" style:family="text">
      <style:text-properties fo:font-weight="normal" style:font-name-asian="OpenSymbol4" style:font-weight-asian="normal" style:font-name-complex="OpenSymbol4" style:font-weight-complex="normal"/>
    </style:style>
    <style:style style:name="T93" style:family="text">
      <style:text-properties fo:font-weight="normal" style:font-name-asian="OpenSymbol4" style:font-style-asian="normal" style:font-weight-asian="normal" style:font-name-complex="OpenSymbol4" style:font-style-complex="normal" style:font-weight-complex="normal"/>
    </style:style>
    <style:style style:name="T94" style:family="text">
      <style:text-properties officeooo:rsid="0042d4ec"/>
    </style:style>
    <style:style style:name="T95" style:family="text">
      <style:text-properties fo:font-weight="bold" style:font-name-asian="OpenSymbol4" style:font-weight-asian="bold" style:font-name-complex="OpenSymbol4" style:font-weight-complex="bold"/>
    </style:style>
    <style:style style:name="T96" style:family="text">
      <style:text-properties fo:letter-spacing="-0.004cm"/>
    </style:style>
    <style:style style:name="T97" style:family="text">
      <style:text-properties officeooo:rsid="0012cbb3" style:font-name-asian="OpenSymbol4" style:font-name-complex="OpenSymbol4"/>
    </style:style>
    <style:style style:name="T9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99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100" style:family="text">
      <style:text-properties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101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0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198cm">
          <style:column-sep style:width="0.009cm" style:color="#b2b2b2" style:height="100%" style:style="solid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eeeeee" draw:textarea-horizontal-align="center" draw:textarea-vertical-align="middle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cm" svg:stroke-color="#7fb241" draw:marker-start-width="0.39cm" draw:marker-end-width="0.3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cm" svg:stroke-color="#7fb241" draw:marker-start-width="0.369cm" draw:marker-end-width="0.36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3cm" svg:stroke-color="#7fb241" draw:marker-start-width="0.385cm" draw:marker-end-width="0.38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7fb24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cm" svg:stroke-color="#7fb241" draw:marker-start-width="0.374cm" draw:marker-end-width="0.374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solid" draw:stroke-dash="Dashed_20__28_var_29__20_6794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679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67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67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679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7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68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8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6802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6803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6804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80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68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6807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526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68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68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6810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68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6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68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814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none" draw:stroke-dash="Dashed_20__28_var_29__20_681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" style:family="graphic">
      <style:graphic-properties draw:stroke="solid" draw:stroke-dash="Dashed_20__28_var_29__20_2359" svg:stroke-width="0.019cm" svg:stroke-color="#000000" draw:marker-start-width="0.3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27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draw:stroke-dash="Dashed_20__28_var_29__20_274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47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draw:stroke="solid" draw:stroke-dash="Dashed_20__28_var_29__20_237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none" draw:stroke-dash="Dashed_20__28_var_29__20_274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" style:family="graphic">
      <style:graphic-properties draw:stroke="none" draw:stroke-dash="Dashed_20__28_var_29__20_275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9" text:outline-level="1"><draw:g text:anchor-type="paragraph" draw:z-index="56" draw:name="Forme5" draw:style-name="gr1"><draw:custom-shape draw:style-name="gr2" draw:text-style-name="P131" svg:width="3.964cm" svg:height="0.641cm" draw:transform="skewX (0.00279252680319092) rotate (0.0872664625997165) translate (-0.370416666666667cm -0.0934861111111111cm)"><text:p text:style-name="P130"><text:span text:style-name="T9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7"><draw:text-box fo:min-height="2.926cm"><text:section text:style-name="Sect1" text:name="Section6"><text:p text:style-name="P67"><text:span text:style-name="T47">C</text:span><text:span text:style-name="T46">ompare les nombres suivants.</text:span></text:p><text:section text:style-name="Sect2" text:name="Section1"><text:list xml:id="list3994483310" text:style-name="liste_5f_abc"><text:list-item><text:p text:style-name="P84"><text:span text:style-name="T8"></text:span><text:span text:style-name="T42">2 </text:span><text:span text:style-name="T44">et </text:span><text:span text:style-name="T8"></text:span><text:span text:style-name="T42">6</text:span></text:p></text:list-item><text:list-item><text:p text:style-name="P84"><text:span text:style-name="T55">─</text:span><text:span text:style-name="T42">2 et </text:span><text:span text:style-name="T55">─</text:span><text:span text:style-name="T42">6</text:span></text:p></text:list-item><text:list-item><text:p text:style-name="P85"><text:span text:style-name="T55">─</text:span><text:span text:style-name="T42">2</text:span><text:span text:style-name="T44"> et </text:span><text:span text:style-name="T8"></text:span><text:span text:style-name="T42">6</text:span></text:p></text:list-item></text:list></text:section><text:p text:style-name="P52"><text:span text:style-name="Bold_5f_niv1">Correction</text:span></text:p><text:list text:style-name="L1"><text:list-item><text:p text:style-name="P86"><text:span text:style-name="_5f_BVS"><text:span text:style-name="T90">L</text:span></text:span><text:span text:style-name="_5f_BVS"><text:span text:style-name="T91">es nombres négatifs sont rangés dans l’ordre </text:span></text:span><text:span text:style-name="_5f_BVS"><text:span text:style-name="T77">inverse</text:span></text:span><text:span text:style-name="_5f_BVS"><text:span text:style-name="T91"> des nombres positifs</text:span></text:span><text:span text:style-name="_5f_BVS"><text:span text:style-name="T78">.</text:span></text:span></text:p></text:list-item><text:list-item><text:p text:style-name="P86"><text:span text:style-name="_5f_BVS"><text:span text:style-name="T90">U</text:span></text:span><text:span text:style-name="_5f_BVS"><text:span text:style-name="T91">n nombre négatif est toujours plus petit qu’un nombre positif.</text:span></text:span></text:p></text:list-item></text:list><text:section text:style-name="Sect2" text:name="Section2"><text:list xml:id="list122732802053148" text:continue-list="list3994483310" text:style-name="liste_5f_abc"><text:list-item text:start-value="1"><text:p text:style-name="P87"><text:span text:style-name="_5f_en-tête_5f_exemple_5f_jaune"><text:span text:style-name="T83"></text:span></text:span><text:span text:style-name="T72">2</text:span><text:span text:style-name="T73"> </text:span><text:span text:style-name="T79">&lt;</text:span><text:span text:style-name="T73"> </text:span><text:span text:style-name="_5f_en-tête_5f_exemple_5f_jaune"><text:span text:style-name="T82"></text:span></text:span><text:span text:style-name="T71">6</text:span></text:p></text:list-item><text:list-item><text:p text:style-name="P88"><text:span text:style-name="_5f_opensymbol"><text:span text:style-name="T86">─</text:span></text:span><text:span text:style-name="_5f_en-tête_5f_exemple_5f_jaune"><text:span text:style-name="T50">2 </text:span></text:span><text:span text:style-name="_5f_en-tête_5f_exemple_5f_jaune"><text:span text:style-name="T80">&gt;</text:span></text:span><text:span text:style-name="_5f_en-tête_5f_exemple_5f_jaune"><text:span text:style-name="T50"> </text:span></text:span><text:span text:style-name="_5f_opensymbol"><text:span text:style-name="T86">─</text:span></text:span><text:span text:style-name="_5f_en-tête_5f_exemple_5f_jaune"><text:span text:style-name="T50">6</text:span></text:span></text:p></text:list-item><text:list-item><text:p text:style-name="P90"><text:span text:style-name="_5f_en-tête_5f_exemple_5f_jaune"><text:span text:style-name="T85">─</text:span></text:span><text:span text:style-name="_5f_en-tête_5f_exemple_5f_jaune"><text:span text:style-name="T49">2 </text:span></text:span><text:span text:style-name="_5f_en-tête_5f_exemple_5f_jaune"><text:span text:style-name="T81">&lt;</text:span></text:span><text:span text:style-name="_5f_en-tête_5f_exemple_5f_jaune"><text:span text:style-name="T49"> </text:span></text:span><text:span text:style-name="_5f_en-tête_5f_exemple_5f_jaune"><text:span text:style-name="T84"></text:span></text:span><text:span text:style-name="_5f_en-tête_5f_exemple_5f_jaune"><text:span text:style-name="T49">6</text:span></text:span></text:p></text:list-item></text:list></text:section></text:section></draw:text-box></draw:frame></text:h>
      <text:list xml:id="list1000634782" text:style-name="Num_5f_Exo">
        <text:list-item>
          <text:h text:style-name="P69" text:outline-level="1"><text:span text:style-name="Bold_5f_niv1"><text:span text:style-name="T89"> </text:span></text:span><text:span text:style-name="Bold_5f_niv1">Droite graduée et entiers</text:span></text:h>
        </text:list-item>
      </text:list>
      <text:list xml:id="list122733051802046" text:continue-list="list122732802053148" text:style-name="liste_5f_abc">
        <text:list-item>
          <text:p text:style-name="P120"><text:span text:style-name="T5">Sur la droite graduée ci-dessous, place les points A(</text:span><text:span text:style-name="T6"></text:span><text:span text:style-name="T5">8), B(</text:span><text:span text:style-name="T6">─</text:span><text:span text:style-name="T5">2), C(</text:span><text:span text:style-name="T6"></text:span><text:span text:style-name="T5">3), D(</text:span><text:span text:style-name="T6">─</text:span><text:span text:style-name="T5">5) et E(</text:span><text:span text:style-name="T6"></text:span><text:span text:style-name="T5">2).</text:span></text:p>
        </text:list-item>
      </text:list>
      <text:p text:style-name="P41"><draw:g text:anchor-type="as-char" svg:y="-0.22cm" draw:z-index="28" draw:name="Forme6" draw:style-name="gr9"><draw:line draw:style-name="gr33" draw:text-style-name="P139" svg:x1="0cm" svg:y1="0.148cm" svg:x2="8.999cm" svg:y2="0.148cm"><text:p/></draw:line><draw:frame draw:style-name="gr37" draw:text-style-name="P140" svg:width="0.207cm" svg:height="0.376cm" svg:x="2.872cm" svg:y="0.319cm"><draw:text-box><text:p text:style-name="P137"><text:span text:style-name="T101">0</text:span></text:p></draw:text-box></draw:frame><draw:frame draw:style-name="gr38" draw:text-style-name="P140" svg:width="0.461cm" svg:height="0.376cm" svg:x="3.272cm" svg:y="0.318cm"><draw:text-box><text:p><text:span text:style-name="T101"></text:span><text:span text:style-name="T101">1</text:span></text:p></draw:text-box></draw:frame><draw:line draw:style-name="gr36" draw:text-style-name="P139" svg:x1="1.963cm" svg:y1="0cm" svg:x2="1.963cm" svg:y2="0.296cm"><text:p/></draw:line><draw:line draw:style-name="gr36" draw:text-style-name="P139" svg:x1="0.963cm" svg:y1="0cm" svg:x2="0.963cm" svg:y2="0.296cm"><text:p/></draw:line><draw:line draw:style-name="gr36" draw:text-style-name="P139" svg:x1="2.963cm" svg:y1="0cm" svg:x2="2.963cm" svg:y2="0.296cm"><text:p/></draw:line><draw:line draw:style-name="gr36" draw:text-style-name="P139" svg:x1="3.963cm" svg:y1="0cm" svg:x2="3.963cm" svg:y2="0.296cm"><text:p/></draw:line><draw:line draw:style-name="gr36" draw:text-style-name="P139" svg:x1="4.964cm" svg:y1="0cm" svg:x2="4.964cm" svg:y2="0.296cm"><text:p/></draw:line><draw:line draw:style-name="gr36" draw:text-style-name="P139" svg:x1="5.964cm" svg:y1="0cm" svg:x2="5.964cm" svg:y2="0.296cm"><text:p/></draw:line><draw:line draw:style-name="gr36" draw:text-style-name="P139" svg:x1="6.964cm" svg:y1="0cm" svg:x2="6.964cm" svg:y2="0.296cm"><text:p/></draw:line><draw:line draw:style-name="gr36" draw:text-style-name="P139" svg:x1="7.962cm" svg:y1="0cm" svg:x2="7.962cm" svg:y2="0.296cm"><text:p/></draw:line><draw:line draw:style-name="gr36" draw:text-style-name="P139" svg:x1="1.462cm" svg:y1="0cm" svg:x2="1.462cm" svg:y2="0.296cm"><text:p/></draw:line><draw:line draw:style-name="gr36" draw:text-style-name="P139" svg:x1="0.462cm" svg:y1="0cm" svg:x2="0.462cm" svg:y2="0.296cm"><text:p/></draw:line><draw:line draw:style-name="gr36" draw:text-style-name="P139" svg:x1="2.462cm" svg:y1="0cm" svg:x2="2.462cm" svg:y2="0.296cm"><text:p/></draw:line><draw:line draw:style-name="gr36" draw:text-style-name="P139" svg:x1="3.463cm" svg:y1="0cm" svg:x2="3.463cm" svg:y2="0.296cm"><text:p/></draw:line><draw:line draw:style-name="gr36" draw:text-style-name="P139" svg:x1="4.463cm" svg:y1="0cm" svg:x2="4.463cm" svg:y2="0.296cm"><text:p/></draw:line><draw:line draw:style-name="gr36" draw:text-style-name="P139" svg:x1="5.463cm" svg:y1="0cm" svg:x2="5.463cm" svg:y2="0.296cm"><text:p/></draw:line><draw:line draw:style-name="gr36" draw:text-style-name="P139" svg:x1="6.463cm" svg:y1="0cm" svg:x2="6.463cm" svg:y2="0.296cm"><text:p/></draw:line><draw:line draw:style-name="gr36" draw:text-style-name="P139" svg:x1="7.463cm" svg:y1="0cm" svg:x2="7.463cm" svg:y2="0.296cm"><text:p/></draw:line><draw:line draw:style-name="gr36" draw:text-style-name="P139" svg:x1="8.463cm" svg:y1="0cm" svg:x2="8.463cm" svg:y2="0.296cm"><text:p/></draw:line></draw:g></text:p>
      <text:list xml:id="list122733506972427" text:continue-numbering="true" text:style-name="liste_5f_abc">
        <text:list-item>
          <text:p text:style-name="P121"><text:span text:style-name="T20">En examinant la position des points A, B, C, D et E sur cette droite graduée, c</text:span><text:span text:style-name="T5">omplète par </text:span><text:span text:style-name="T12"></text:span><text:span text:style-name="T34"> </text:span><text:span text:style-name="T35">ou</text:span><text:span text:style-name="T5"> </text:span><text:span text:style-name="T12">.</text:span></text:p>
        </text:list-item>
      </text:list>
      <text:section text:style-name="Sect3" text:name="Section19">
        <text:p text:style-name="P43"><text:tab/>2 <text:span text:style-name="T57"><text:tab/></text:span> <text:span text:style-name="T62">─</text:span>2</text:p>
        <text:p text:style-name="P43"><text:tab/><text:span text:style-name="T62">─</text:span>2 <text:span text:style-name="T57"><text:tab/></text:span> <text:span text:style-name="T62">─</text:span><text:span text:style-name="T43">5</text:span></text:p>
        <text:p text:style-name="P44"><text:tab/><text:span text:style-name="T62"></text:span><text:span text:style-name="T43">2</text:span><text:span text:style-name="T57"> <text:tab/></text:span> <text:span text:style-name="T62">─</text:span><text:span text:style-name="T43">5</text:span></text:p>
        <text:p text:style-name="P43"><text:span text:style-name="T43"><text:tab/></text:span><text:span text:style-name="T43">8 </text:span><text:span text:style-name="T59"><text:tab/></text:span><text:span text:style-name="T43"> </text:span><text:span text:style-name="T67">─</text:span><text:span text:style-name="T43">2</text:span></text:p>
        <text:p text:style-name="P44"><text:span text:style-name="T62"><text:tab/></text:span><text:span text:style-name="T43">3</text:span> <text:span text:style-name="T57"><text:tab/></text:span> <text:span text:style-name="T62"></text:span><text:span text:style-name="T43">8</text:span></text:p>
        <text:p text:style-name="P42"><text:tab/><text:span text:style-name="T62">─</text:span>5<text:span text:style-name="T57"> <text:tab/></text:span> <text:span text:style-name="T62"></text:span>3</text:p>
      </text:section>
      <text:list xml:id="list122733064816804" text:continue-numbering="true" text:style-name="liste_5f_abc">
        <text:list-item>
          <text:p text:style-name="P125"><text:span text:style-name="T36">R</text:span><text:span text:style-name="T5">ange dans l’ordre croissant :<text:line-break/></text:span><text:span text:style-name="T6"></text:span><text:span text:style-name="T5">8 ; </text:span><text:span text:style-name="T6">─</text:span><text:span text:style-name="T5">2 ; </text:span><text:span text:style-name="T6"></text:span><text:span text:style-name="T5">3 ; </text:span><text:span text:style-name="T6">─</text:span><text:span text:style-name="T5">5  et </text:span><text:span text:style-name="T6"></text:span><text:span text:style-name="T5">2.</text:span></text:p>
        </text:list-item>
      </text:list>
      <text:p text:style-name="P58"><text:span text:style-name="_5f_pointillés_20_gris"><text:span text:style-name="T87"><text:tab/></text:span></text:span></text:p>
      <text:list xml:id="list122732753018839" text:continue-list="list1000634782" text:style-name="Num_5f_Exo">
        <text:list-item>
          <text:h text:style-name="P70" text:outline-level="1"><text:span text:style-name="Bold_5f_niv1"><text:span text:style-name="T89"> </text:span></text:span><text:span text:style-name="Bold_5f_niv1">Droite graduée et décimaux</text:span></text:h>
        </text:list-item>
      </text:list>
      <text:list xml:id="list122732751476913" text:continue-list="list122733064816804" text:style-name="liste_5f_abc">
        <text:list-item text:start-value="1">
          <text:p text:style-name="P126">Sur la droite graduée ci-dessous, d’unité de longueur le centimètre, place les points :</text:p>
        </text:list-item>
      </text:list>
      <text:p text:style-name="P66"><text:span text:style-name="T5">A(</text:span><text:span text:style-name="T6"></text:span><text:span text:style-name="T5">0,8), B(</text:span><text:span text:style-name="T6">─</text:span><text:span text:style-name="T5">2,3), C(</text:span><text:span text:style-name="T6"></text:span><text:span text:style-name="T5">3,5), D(</text:span><text:span text:style-name="T6"></text:span><text:span text:style-name="T5">5,4) et E(</text:span><text:span text:style-name="T6">─</text:span><text:span text:style-name="T5">1,6).</text:span></text:p>
      <text:p text:style-name="P41"><draw:g text:anchor-type="as-char" svg:y="0cm" draw:z-index="29" draw:name="Forme7" draw:style-name="gr9"><draw:line draw:style-name="gr33" draw:text-style-name="P139" svg:x1="0cm" svg:y1="0.15cm" svg:x2="8.999cm" svg:y2="0.15cm"><text:p/></draw:line><draw:frame draw:style-name="gr34" draw:text-style-name="P140" svg:width="0.207cm" svg:height="0.38cm" svg:x="2.872cm" svg:y="0.321cm"><draw:text-box><text:p text:style-name="P137"><text:span text:style-name="T101">0</text:span></text:p></draw:text-box></draw:frame><draw:frame draw:style-name="gr35" draw:text-style-name="P140" svg:width="0.472cm" svg:height="0.38cm" svg:x="3.731cm" svg:y="0.319cm"><draw:text-box><text:p><text:span text:style-name="T101">+1</text:span></text:p></draw:text-box></draw:frame><draw:line draw:style-name="gr36" draw:text-style-name="P139" svg:x1="1.963cm" svg:y1="0cm" svg:x2="1.963cm" svg:y2="0.298cm"><text:p/></draw:line><draw:line draw:style-name="gr36" draw:text-style-name="P139" svg:x1="0.963cm" svg:y1="0cm" svg:x2="0.963cm" svg:y2="0.298cm"><text:p/></draw:line><draw:line draw:style-name="gr36" draw:text-style-name="P139" svg:x1="2.963cm" svg:y1="0cm" svg:x2="2.963cm" svg:y2="0.298cm"><text:p/></draw:line><draw:line draw:style-name="gr36" draw:text-style-name="P139" svg:x1="3.963cm" svg:y1="0cm" svg:x2="3.963cm" svg:y2="0.298cm"><text:p/></draw:line><draw:line draw:style-name="gr36" draw:text-style-name="P139" svg:x1="4.964cm" svg:y1="0cm" svg:x2="4.964cm" svg:y2="0.298cm"><text:p/></draw:line><draw:line draw:style-name="gr36" draw:text-style-name="P139" svg:x1="5.964cm" svg:y1="0cm" svg:x2="5.964cm" svg:y2="0.298cm"><text:p/></draw:line><draw:line draw:style-name="gr36" draw:text-style-name="P139" svg:x1="6.964cm" svg:y1="0cm" svg:x2="6.964cm" svg:y2="0.298cm"><text:p/></draw:line><draw:line draw:style-name="gr36" draw:text-style-name="P139" svg:x1="7.962cm" svg:y1="0cm" svg:x2="7.962cm" svg:y2="0.298cm"><text:p/></draw:line></draw:g></text:p>
      <text:list xml:id="list122734302807568" text:continue-numbering="true" text:style-name="liste_5f_abc">
        <text:list-item>
          <text:h text:style-name="P93" text:outline-level="1"><text:span text:style-name="T20">En t’aidant de la droite graduée, r</text:span><text:span text:style-name="T5">ange dans l’ordre décroissant les nombres relatifs suivants :</text:span></text:h>
        </text:list-item>
      </text:list>
      <text:p text:style-name="P66"><text:span text:style-name="T6"></text:span><text:span text:style-name="T5">0,8 ; </text:span><text:span text:style-name="T6">─</text:span><text:span text:style-name="T5">2,3 ; </text:span><text:span text:style-name="T6"></text:span><text:span text:style-name="T5">3,5 ; </text:span><text:span text:style-name="T6"></text:span><text:span text:style-name="T5">5,4  et </text:span><text:span text:style-name="T6">─</text:span><text:span text:style-name="T5">1,6.</text:span></text:p>
      <text:p text:style-name="P59"><text:tab/></text:p>
      <text:list xml:id="list122733943085278" text:continue-list="list122732753018839" text:style-name="Num_5f_Exo">
        <text:list-item>
          <text:h text:style-name="P70" text:outline-level="1"><text:span text:style-name="Bold_5f_niv1"><text:span text:style-name="T89"> </text:span></text:span><text:span text:style-name="Bold_5f_niv1">Distance à zéro</text:span></text:h>
        </text:list-item>
      </text:list>
      <text:list xml:id="list122733709595890" text:continue-list="list122734302807568" text:style-name="liste_5f_abc">
        <text:list-item text:start-value="1">
          <text:p text:style-name="P120">Complète le tableau suivant.</text:p>
        </text:list-item>
      </text:list>
      <table:table table:name="Tableau13" table:style-name="Tableau13">
        <table:table-column table:style-name="Tableau13.A"/>
        <table:table-column table:style-name="Tableau13.B" table:number-columns-repeated="4"/>
        <table:table-column table:style-name="Tableau13.F"/>
        <table:table-header-rows>
          <table:table-row>
            <table:table-cell table:style-name="Tableau13.A1" office:value-type="string">
              <text:p text:style-name="P61">Nombre</text:p>
            </table:table-cell>
            <table:table-cell table:style-name="Tableau13.B1" office:value-type="string">
              <text:p text:style-name="P64"><text:span text:style-name="T62"></text:span>1,5</text:p>
            </table:table-cell>
            <table:table-cell table:style-name="Tableau13.C1" office:value-type="string">
              <text:p text:style-name="P64"><text:span text:style-name="T62">─</text:span>0,5</text:p>
            </table:table-cell>
            <table:table-cell table:style-name="Tableau13.D1" office:value-type="string">
              <text:p text:style-name="P64"><text:span text:style-name="T62"></text:span>2,7</text:p>
            </table:table-cell>
            <table:table-cell table:style-name="Tableau13.E1" office:value-type="string">
              <text:p text:style-name="P64"><text:span text:style-name="T62">─</text:span>2,8</text:p>
            </table:table-cell>
            <table:table-cell table:style-name="Tableau13.F1" office:value-type="string">
              <text:p text:style-name="P64"><text:span text:style-name="T62">─</text:span>1,3</text:p>
            </table:table-cell>
          </table:table-row>
        </table:table-header-rows>
        <table:table-row>
          <table:table-cell table:style-name="Tableau13.A2" office:value-type="string">
            <text:p text:style-name="P61">Distance de ce nombre à zéro</text:p>
          </table:table-cell>
          <table:table-cell table:style-name="Tableau13.B2" office:value-type="string">
            <text:p text:style-name="P64"/>
          </table:table-cell>
          <table:table-cell table:style-name="Tableau13.C2" office:value-type="string">
            <text:p text:style-name="P64"/>
          </table:table-cell>
          <table:table-cell table:style-name="Tableau13.D2" office:value-type="string">
            <text:p text:style-name="P64"/>
          </table:table-cell>
          <table:table-cell table:style-name="Tableau13.E2" office:value-type="string">
            <text:p text:style-name="P64"/>
          </table:table-cell>
          <table:table-cell table:style-name="Tableau13.F2" office:value-type="string">
            <text:p text:style-name="P64"/>
          </table:table-cell>
        </table:table-row>
      </table:table>
      <text:list xml:id="list122733068257762" text:continue-numbering="true" text:style-name="liste_5f_abc">
        <text:list-item>
          <text:p text:style-name="P120">Sur l’axe gradué ci-dessous, place un point A dont la distance à l’origine O est de 2,5 unités.</text:p>
        </text:list-item>
      </text:list>
      <text:p text:style-name="P51"><draw:g text:anchor-type="as-char" svg:y="0cm" draw:z-index="30" draw:name="Forme8" draw:style-name="gr9"><draw:g draw:style-name="gr10"><draw:line draw:style-name="gr11" draw:text-style-name="P134" svg:x1="0cm" svg:y1="0.656cm" svg:x2="8.999cm" svg:y2="0.656cm"><text:p/></draw:line><draw:line draw:style-name="gr12" draw:text-style-name="P134" svg:x1="0.353cm" svg:y1="0.534cm" svg:x2="0.353cm" svg:y2="0.781cm"><text:p/></draw:line><draw:line draw:style-name="gr13" draw:text-style-name="P134" svg:x1="0.998cm" svg:y1="0.534cm" svg:x2="0.998cm" svg:y2="0.781cm"><text:p/></draw:line><draw:line draw:style-name="gr14" draw:text-style-name="P134" svg:x1="2.29cm" svg:y1="0.534cm" svg:x2="2.29cm" svg:y2="0.781cm"><text:p/></draw:line><draw:line draw:style-name="gr15" draw:text-style-name="P134" svg:x1="4.23cm" svg:y1="0.534cm" svg:x2="4.23cm" svg:y2="0.781cm"><text:p/></draw:line><draw:line draw:style-name="gr16" draw:text-style-name="P134" svg:x1="4.874cm" svg:y1="0.534cm" svg:x2="4.874cm" svg:y2="0.781cm"><text:p/></draw:line><draw:line draw:style-name="gr17" draw:text-style-name="P134" svg:x1="3.581cm" svg:y1="0.536cm" svg:x2="3.581cm" svg:y2="0.783cm"><text:p/></draw:line><draw:line draw:style-name="gr18" draw:text-style-name="P134" svg:x1="6.172cm" svg:y1="0.534cm" svg:x2="6.172cm" svg:y2="0.781cm"><text:p/></draw:line><draw:line draw:style-name="gr19" draw:text-style-name="P134" svg:x1="6.814cm" svg:y1="0.534cm" svg:x2="6.814cm" svg:y2="0.781cm"><text:p/></draw:line><draw:frame draw:style-name="gr20" draw:text-style-name="P136" svg:width="0.228cm" svg:height="0.415cm" svg:x="4.119cm" svg:y="0.824cm"><draw:text-box><text:p text:style-name="P135"><text:span text:style-name="T99">0</text:span></text:p></draw:text-box></draw:frame><draw:line draw:style-name="gr21" draw:text-style-name="P134" svg:x1="1.642cm" svg:y1="0.534cm" svg:x2="1.642cm" svg:y2="0.781cm"><text:p/></draw:line><draw:line draw:style-name="gr22" draw:text-style-name="P134" svg:x1="2.933cm" svg:y1="0.534cm" svg:x2="2.933cm" svg:y2="0.781cm"><text:p/></draw:line><draw:line draw:style-name="gr23" draw:text-style-name="P134" svg:x1="5.519cm" svg:y1="0.534cm" svg:x2="5.519cm" svg:y2="0.781cm"><text:p/></draw:line><draw:frame draw:style-name="gr24" draw:text-style-name="P136" svg:width="0.526cm" svg:height="0.415cm" svg:x="5.26cm" svg:y="0.824cm"><draw:text-box><text:p><text:span text:style-name="T99">+1</text:span></text:p></draw:text-box></draw:frame><draw:line draw:style-name="gr25" draw:text-style-name="P134" svg:x1="4.874cm" svg:y1="0.534cm" svg:x2="4.874cm" svg:y2="0.781cm"><text:p/></draw:line><draw:line draw:style-name="gr26" draw:text-style-name="P134" svg:x1="6.172cm" svg:y1="0.534cm" svg:x2="6.172cm" svg:y2="0.781cm"><text:p/></draw:line><draw:line draw:style-name="gr27" draw:text-style-name="P134" svg:x1="5.519cm" svg:y1="0.534cm" svg:x2="5.519cm" svg:y2="0.781cm"><text:p/></draw:line><draw:line draw:style-name="gr28" draw:text-style-name="P134" svg:x1="7.479cm" svg:y1="0.534cm" svg:x2="7.479cm" svg:y2="0.781cm"><text:p/></draw:line><draw:line draw:style-name="gr29" draw:text-style-name="P134" svg:x1="8.123cm" svg:y1="0.534cm" svg:x2="8.123cm" svg:y2="0.781cm"><text:p/></draw:line><draw:line draw:style-name="gr30" draw:text-style-name="P134" svg:x1="7.479cm" svg:y1="0.534cm" svg:x2="7.479cm" svg:y2="0.781cm"><text:p/></draw:line><draw:line draw:style-name="gr31" draw:text-style-name="P134" svg:x1="8.123cm" svg:y1="0.534cm" svg:x2="8.123cm" svg:y2="0.781cm"><text:p/></draw:line></draw:g><draw:frame draw:style-name="gr32" draw:text-style-name="P138" svg:width="0.295cm" svg:height="0.496cm" svg:x="4.087cm" svg:y="0cm"><draw:text-box><text:p text:style-name="P137"><text:span text:style-name="T100">O</text:span></text:p></draw:text-box></draw:frame></draw:g></text:p>
      <text:p text:style-name="P68"><text:span text:style-name="T89">Combien de possibilités y a-t-il ? </text:span><text:span text:style-name="_5f_pointillés_20_gris"><text:span text:style-name="T89"><text:tab/></text:span></text:span></text:p>
      <text:list xml:id="list122733217857111" text:continue-list="list122733943085278" text:style-name="Num_5f_Exo">
        <text:list-item>
          <text:h text:style-name="P72" text:outline-level="1"><text:span text:style-name="T21"> Complè</text:span><text:span text:style-name="T26">t</text:span><text:span text:style-name="T51">e par </text:span><text:span text:style-name="T52"></text:span><text:span text:style-name="T51">, </text:span><text:span text:style-name="T52"></text:span><text:span text:style-name="T51"> ou =.</text:span></text:h>
        </text:list-item>
      </text:list>
      <text:section text:style-name="Sect4" text:name="Section4">
        <text:list xml:id="list122734255907047" text:continue-list="list122733068257762" text:style-name="liste_5f_abc">
          <text:list-item text:start-value="1">
            <text:p text:style-name="P94"><text:span text:style-name="T5"><text:tab/></text:span><text:span text:style-name="T6"></text:span><text:span text:style-name="T5">10 </text:span><text:span text:style-name="T57"><text:tab/></text:span><text:span text:style-name="T5"> <text:s/></text:span><text:span text:style-name="T6"></text:span><text:span text:style-name="T5">3</text:span></text:p>
          </text:list-item>
          <text:list-item>
            <text:p text:style-name="P97"><text:span text:style-name="T5"><text:tab/></text:span><text:span text:style-name="T6">─</text:span><text:span text:style-name="T5">5 </text:span><text:span text:style-name="T57"><text:s/><text:tab/></text:span><text:span text:style-name="T5"> <text:s/></text:span><text:span text:style-name="T6">─</text:span><text:span text:style-name="T5">5,0</text:span></text:p>
          </text:list-item>
          <text:list-item>
            <text:p text:style-name="P97"><text:span text:style-name="T5"><text:tab/></text:span><text:span text:style-name="T6">─</text:span><text:span text:style-name="T5">8 <text:s/></text:span><text:span text:style-name="T57"><text:tab/></text:span><text:span text:style-name="T5"> <text:s/>0</text:span></text:p>
          </text:list-item>
          <text:list-item>
            <text:p text:style-name="P97"><text:span text:style-name="T5"><text:tab/>0 <text:s/></text:span><text:span text:style-name="T57"><text:tab/></text:span><text:span text:style-name="T5"> <text:s/></text:span><text:span text:style-name="T6">─</text:span><text:span text:style-name="T5">4</text:span></text:p>
          </text:list-item>
          <text:list-item>
            <text:p text:style-name="P103"><text:span text:style-name="T40"><text:tab/></text:span><text:span text:style-name="T17"></text:span><text:span text:style-name="T40">3 <text:s/></text:span><text:span text:style-name="T61"><text:tab/></text:span><text:span text:style-name="T40"> <text:s/></text:span><text:span text:style-name="T28">0</text:span></text:p>
          </text:list-item>
          <text:list-item>
            <text:p text:style-name="P95"><text:span text:style-name="T6"><text:tab/>─</text:span><text:span text:style-name="T5">7 <text:s/></text:span><text:span text:style-name="T57"><text:tab/></text:span><text:span text:style-name="T5"> <text:s/></text:span><text:span text:style-name="T6">─</text:span><text:span text:style-name="T5">8</text:span></text:p>
          </text:list-item>
          <text:list-item>
            <text:p text:style-name="P98"><text:span text:style-name="T5"><text:tab/></text:span><text:span text:style-name="T6"></text:span><text:span text:style-name="T5">250 <text:s/></text:span><text:span text:style-name="T57"><text:tab/></text:span><text:span text:style-name="T5"> <text:s/></text:span><text:span text:style-name="T6"></text:span><text:span text:style-name="T5">205</text:span></text:p>
          </text:list-item>
          <text:list-item>
            <text:p text:style-name="P98"><text:span text:style-name="T5"><text:tab/></text:span><text:span text:style-name="T6">─</text:span><text:span text:style-name="T5">82 <text:s/></text:span><text:span text:style-name="T57"><text:tab/></text:span><text:span text:style-name="T5"> <text:s/></text:span><text:span text:style-name="T6">─</text:span><text:span text:style-name="T5">83</text:span></text:p>
          </text:list-item>
          <text:list-item>
            <text:p text:style-name="P98"><text:span text:style-name="T6"><text:s text:c="2"/><text:tab/>─</text:span><text:span text:style-name="T5">205 <text:s/></text:span><text:span text:style-name="T58"><text:tab/></text:span><text:span text:style-name="T5"> <text:s/></text:span><text:span text:style-name="T6">─</text:span><text:span text:style-name="T5">2 050</text:span></text:p>
          </text:list-item>
          <text:list-item>
            <text:p text:style-name="P99"><text:span text:style-name="T7">─</text:span><text:span text:style-name="T18">1 141 <text:s/></text:span><text:span text:style-name="T58"><text:tab/><text:tab/> </text:span><text:span text:style-name="T18"><text:s/></text:span><text:span text:style-name="T7">─</text:span><text:span text:style-name="T18">1 414</text:span></text:p>
          </text:list-item>
        </text:list>
      </text:section>
      <text:list xml:id="list122734011599096" text:continue-list="list122733217857111" text:style-name="Num_5f_Exo">
        <text:list-item>
          <text:h text:style-name="P72" text:outline-level="1"><text:span text:style-name="T18"> Complèt</text:span><text:span text:style-name="T53">e par </text:span><text:span text:style-name="T52"></text:span><text:span text:style-name="T53">, </text:span><text:span text:style-name="T52"></text:span><text:span text:style-name="T53"> ou =.</text:span></text:h>
        </text:list-item>
      </text:list>
      <text:section text:style-name="Sect4" text:name="Section22">
        <text:list xml:id="list122733920807846" text:continue-list="list122734255907047" text:style-name="liste_5f_abc">
          <text:list-item text:start-value="1">
            <text:p text:style-name="P104"><text:span text:style-name="T6"><text:tab/></text:span><text:span text:style-name="T17"></text:span><text:span text:style-name="T40">5,34 <text:s/></text:span><text:span text:style-name="T61"><text:tab/></text:span><text:span text:style-name="T40"> <text:s/></text:span><text:span text:style-name="T17"></text:span><text:span text:style-name="T40">3,54</text:span></text:p>
          </text:list-item>
          <text:list-item>
            <text:p text:style-name="P100"><text:span text:style-name="T5"><text:tab/>0,05 <text:s/></text:span><text:span text:style-name="T57"><text:tab/></text:span><text:span text:style-name="T5"> <text:s/>1</text:span></text:p>
          </text:list-item>
          <text:list-item>
            <text:p text:style-name="P101"><text:span text:style-name="T6"><text:tab/>─</text:span><text:span text:style-name="T5">8,51 <text:s/></text:span><text:span text:style-name="T57"><text:tab/></text:span><text:span text:style-name="T5"> <text:s/></text:span><text:span text:style-name="T6">─</text:span><text:span text:style-name="T5">8,5</text:span></text:p>
          </text:list-item>
          <text:list-item>
            <text:p text:style-name="P100"><text:span text:style-name="T5"><text:tab/>11,9 <text:s/></text:span><text:span text:style-name="T57"><text:tab/></text:span><text:span text:style-name="T5"> <text:s/></text:span><text:span text:style-name="T6"></text:span><text:span text:style-name="T5">11,9</text:span></text:p>
          </text:list-item>
          <text:list-item>
            <text:p text:style-name="P101"><text:span text:style-name="T5"><text:tab/>3,14 <text:s/></text:span><text:span text:style-name="T57"><text:tab/></text:span><text:span text:style-name="T5"> <text:s/></text:span><text:span text:style-name="T6">─</text:span><text:span text:style-name="T5">1,732</text:span></text:p>
          </text:list-item>
          <text:list-item>
            <text:p text:style-name="P96"><text:span text:style-name="T5"><text:tab/></text:span><text:span text:style-name="T6">─</text:span><text:span text:style-name="T5">9,27 </text:span><text:span text:style-name="T57"><text:s/><text:tab/></text:span><text:span text:style-name="T5"> <text:s/></text:span><text:span text:style-name="T6">─</text:span><text:span text:style-name="T5">9,272</text:span></text:p>
          </text:list-item>
          <text:list-item>
            <text:p text:style-name="P102"><text:span text:style-name="T5"><text:tab/></text:span><text:span text:style-name="T6"></text:span><text:span text:style-name="T5">8,64 <text:s/></text:span><text:span text:style-name="T57"><text:tab/></text:span><text:span text:style-name="T5"> <text:s/></text:span><text:span text:style-name="T6">─</text:span><text:span text:style-name="T5">8,64</text:span></text:p>
          </text:list-item>
          <text:list-item>
            <text:p text:style-name="P102"><text:span text:style-name="T5"><text:tab/></text:span><text:span text:style-name="T6">─</text:span><text:span text:style-name="T5">19,2 <text:s/></text:span><text:span text:style-name="T57"><text:tab/></text:span><text:span text:style-name="T5"> <text:s/></text:span><text:span text:style-name="T6"></text:span><text:span text:style-name="T5">9,2</text:span></text:p>
          </text:list-item>
          <text:list-item>
            <text:p text:style-name="P102"><text:span text:style-name="T13"><text:s text:c="4"/></text:span><text:span text:style-name="T6">─</text:span><text:span text:style-name="T5">14,39 <text:s/></text:span><text:span text:style-name="T57"><text:tab/></text:span><text:span text:style-name="T5"> <text:s/></text:span><text:span text:style-name="T6"></text:span><text:span text:style-name="T5">14,4</text:span></text:p>
          </text:list-item>
          <text:list-item>
            <text:p text:style-name="P102"><text:span text:style-name="T5"><text:tab/></text:span><text:span text:style-name="T6">─</text:span><text:span text:style-name="T5">0,99 <text:s/></text:span><text:span text:style-name="T57"><text:tab/></text:span><text:span text:style-name="T5"> <text:s/></text:span><text:span text:style-name="T6">─</text:span><text:span text:style-name="T5">0,909</text:span></text:p>
          </text:list-item>
        </text:list>
      </text:section>
      <text:list xml:id="list122733957993316" text:continue-list="list122734011599096" text:style-name="Num_5f_Exo">
        <text:list-item>
          <text:h text:style-name="P72" text:outline-level="1"> <text:span text:style-name="T54">Barre</text:span> l’intrus dans chacun des cas.</text:h>
        </text:list-item>
      </text:list>
      <text:list xml:id="list122733599429825" text:continue-list="list122733920807846" text:style-name="liste_5f_abc">
        <text:list-item text:start-value="1">
          <text:p text:style-name="P120"><text:span text:style-name="T6">─</text:span><text:span text:style-name="T5">9,84 </text:span><text:span text:style-name="T12"></text:span><text:span text:style-name="T5"> </text:span><text:span text:style-name="T6">─</text:span><text:span text:style-name="T5">9,72 </text:span><text:span text:style-name="T12"></text:span><text:span text:style-name="T5"> </text:span><text:span text:style-name="T6">─</text:span><text:span text:style-name="T5">9,67 </text:span><text:span text:style-name="T12"></text:span><text:span text:style-name="T5"> </text:span><text:span text:style-name="T6">─</text:span><text:span text:style-name="T5">9,78 </text:span><text:span text:style-name="T12"></text:span><text:span text:style-name="T5"> </text:span><text:span text:style-name="T6">─</text:span><text:span text:style-name="T5">9,18</text:span></text:p>
        </text:list-item>
        <text:list-item>
          <text:p text:style-name="P120"><text:span text:style-name="T6">─</text:span><text:span text:style-name="T5">2,5 </text:span><text:span text:style-name="T12"></text:span><text:span text:style-name="T5"> </text:span><text:span text:style-name="T6">─</text:span><text:span text:style-name="T5">2,498 </text:span><text:span text:style-name="T12"></text:span><text:span text:style-name="T5"> </text:span><text:span text:style-name="T6">─</text:span><text:span text:style-name="T5">2,499 </text:span><text:span text:style-name="T12"></text:span><text:span text:style-name="T5"> </text:span><text:span text:style-name="T6"></text:span><text:span text:style-name="T5">1,54 </text:span><text:span text:style-name="T12"></text:span><text:span text:style-name="T5"> </text:span><text:span text:style-name="T6"></text:span><text:span text:style-name="T5">1,55</text:span></text:p>
        </text:list-item>
        <text:list-item>
          <text:p text:style-name="P120"><text:span text:style-name="T6">─</text:span><text:span text:style-name="T5">10,1 </text:span><text:span text:style-name="T12"></text:span><text:span text:style-name="T5"> </text:span><text:span text:style-name="T6">─</text:span><text:span text:style-name="T5">10,02 </text:span><text:span text:style-name="T12"></text:span><text:span text:style-name="T5"> </text:span><text:span text:style-name="T6">─</text:span><text:span text:style-name="T5">10,2 </text:span><text:span text:style-name="T12"></text:span><text:span text:style-name="T5"> </text:span><text:span text:style-name="T6">─</text:span><text:span text:style-name="T5">10,22 </text:span><text:span text:style-name="T12"></text:span><text:span text:style-name="T5"> </text:span><text:span text:style-name="T6">─</text:span><text:span text:style-name="T5">10,222</text:span></text:p>
        </text:list-item>
      </text:list>
      <text:list xml:id="list122733070161743" text:continue-list="list122733957993316" text:style-name="Num_5f_Exo">
        <text:list-item>
          <text:h text:style-name="P73" text:outline-level="1"><text:span text:style-name="Bold_5f_niv1"><text:span text:style-name="T89"> </text:span></text:span><text:span text:style-name="Bold_5f_niv1">Ordre croissant – Ordre décroissant</text:span></text:h>
        </text:list-item>
      </text:list>
      <text:list xml:id="list122733171009533" text:continue-list="list122733599429825" text:style-name="liste_5f_abc">
        <text:list-item text:start-value="1">
          <text:p text:style-name="P128">Range dans l’ordre croissant les nombres :</text:p>
        </text:list-item>
      </text:list>
      <text:p text:style-name="P66"><text:span text:style-name="T6"></text:span><text:span text:style-name="T5">3 ; </text:span><text:span text:style-name="T6">─</text:span><text:span text:style-name="T5">7 ; </text:span><text:span text:style-name="T6">─</text:span><text:span text:style-name="T5">8 ; </text:span><text:span text:style-name="T6"></text:span><text:span text:style-name="T5">7 ; </text:span><text:span text:style-name="T6"></text:span><text:span text:style-name="T5">14 ; </text:span><text:span text:style-name="T6"></text:span><text:span text:style-name="T5">8 ; </text:span><text:span text:style-name="T6">─</text:span><text:span text:style-name="T5">9</text:span></text:p>
      <text:p text:style-name="P57"><text:span text:style-name="_5f_pointillés_20_gris"><text:span text:style-name="T87"><text:tab/></text:span></text:span></text:p>
      <text:list xml:id="list122734194398399" text:continue-numbering="true" text:style-name="liste_5f_abc">
        <text:list-item>
          <text:p text:style-name="P127">Range dans l’ordre croissant les nombres :</text:p>
        </text:list-item>
      </text:list>
      <text:p text:style-name="P66"><text:span text:style-name="T6"></text:span><text:span text:style-name="T5">5,0 ; </text:span><text:span text:style-name="T6"></text:span><text:span text:style-name="T5">2,7 ; </text:span><text:span text:style-name="T6">─</text:span><text:span text:style-name="T5">2,6 ; </text:span><text:span text:style-name="T6">─</text:span><text:span text:style-name="T5">3,1 ; </text:span><text:span text:style-name="T6"></text:span><text:span text:style-name="T5">7,1 ; </text:span><text:span text:style-name="T6">─</text:span><text:span text:style-name="T5">8,3 ; </text:span><text:span text:style-name="T6">─</text:span><text:span text:style-name="T5">0,2.</text:span></text:p>
      <text:list xml:id="list502445203" text:style-name="_5f_Numérotation_20_des_20_exercices_20_livrets">
        <text:list-header>
          <text:p text:style-name="P81"><text:span text:style-name="_5f_pointillés_20_gris"><text:tab/></text:span></text:p>
        </text:list-header>
      </text:list>
      <text:list xml:id="list122733283501677" text:continue-list="list122734194398399" text:style-name="liste_5f_abc">
        <text:list-item>
          <text:p text:style-name="P127">Range dans l’ordre décroissant les nombres :</text:p>
        </text:list-item>
      </text:list>
      <text:p text:style-name="P66"><text:span text:style-name="T6">─</text:span><text:span text:style-name="T5">10 ; </text:span><text:span text:style-name="T6"></text:span><text:span text:style-name="T5">14 ; </text:span><text:span text:style-name="T6">─</text:span><text:span text:style-name="T5">8 ; </text:span><text:span text:style-name="T6">─</text:span><text:span text:style-name="T5">3 ; </text:span><text:span text:style-name="T6"></text:span><text:span text:style-name="T5">4 ; </text:span><text:span text:style-name="T6"></text:span><text:span text:style-name="T5">17 ; </text:span><text:span text:style-name="T6">─</text:span><text:span text:style-name="T5">11.</text:span></text:p>
      <text:p text:style-name="P57"><text:span text:style-name="_5f_pointillés_20_gris"><text:span text:style-name="T87"><text:tab/></text:span></text:span></text:p>
      <text:list xml:id="list122734415946722" text:continue-numbering="true" text:style-name="liste_5f_abc">
        <text:list-item>
          <text:p text:style-name="P126">Range dans l’ordre décroissant les nombres :</text:p>
        </text:list-item>
      </text:list>
      <text:p text:style-name="P66"><text:span text:style-name="T6">─</text:span><text:span text:style-name="T69">10,6 ; </text:span><text:span text:style-name="T70"></text:span><text:span text:style-name="T39">14,52</text:span><text:span text:style-name="T69"> ; </text:span><text:span text:style-name="T16">─</text:span><text:span text:style-name="T69">8,31 ; </text:span><text:span text:style-name="T16">─</text:span><text:span text:style-name="T69">3,8 ; </text:span><text:span text:style-name="T70"></text:span><text:span text:style-name="T69">4,2 ; </text:span><text:span text:style-name="T70"></text:span><text:span text:style-name="T69">14,6 ; </text:span><text:span text:style-name="T16">─</text:span><text:span text:style-name="T69">8,3.</text:span></text:p>
      <text:p text:style-name="P57"><text:span text:style-name="_5f_pointillés_20_gris"><text:span text:style-name="T87"><text:tab/></text:span></text:span></text:p>
      <text:p text:style-name="P57"><text:span text:style-name="_5f_pointillés_20_gris"><text:span text:style-name="T87"><text:tab/></text:span></text:span></text:p>
      <text:list xml:id="list122734068146322" text:continue-list="list122733070161743" text:style-name="Num_5f_Exo">
        <text:list-item>
          <text:h text:style-name="P80" text:outline-level="1"> Complète par des nombres relatifs.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A"/>
        <table:table-column table:style-name="Tableau17.D"/>
        <table:table-column table:style-name="Tableau17.A"/>
        <table:table-column table:style-name="Tableau17.B"/>
        <table:table-column table:style-name="Tableau17.A"/>
        <table:table-column table:style-name="Tableau17.D"/>
        <table:table-column table:style-name="Tableau17.A"/>
        <table:table-column table:style-name="Tableau17.J"/>
        <table:table-row>
          <table:table-cell table:style-name="Tableau17.A1" office:value-type="string">
            <text:list xml:id="list122732692054299" text:continue-list="list122734415946722" text:style-name="liste_5f_abc">
              <text:list-item text:start-value="1">
                <text:p text:style-name="P110"/>
              </text:list-item>
            </text:list>
          </table:table-cell>
          <table:table-cell table:style-name="Tableau17.A1" office:value-type="string">
            <text:list xml:id="list36235220" text:style-name="_5f_Numérotation_20_des_20_exercices_20_livrets">
              <text:list-item>
                <text:list>
                  <text:list-header>
                    <text:p text:style-name="P111">─6,4</text:p>
                  </text:list-header>
                </text:list>
              </text:list-item>
            </text:list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0"><text:span text:style-name="T68">─</text:span><text:span text:style-name="T56">5,8</text:span></text:p>
          </table:table-cell>
        </table:table-row>
        <table:table-row>
          <table:table-cell table:style-name="Tableau17.A1" office:value-type="string">
            <text:list xml:id="list122733342504477" text:continue-list="list122732692054299" text:style-name="liste_5f_abc">
              <text:list-item>
                <text:p text:style-name="P91"/>
              </text:list-item>
            </text:list>
          </table:table-cell>
          <table:table-cell table:style-name="Tableau17.A1" office:value-type="string">
            <text:p text:style-name="P49"><text:span text:style-name="T62">─</text:span>123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49"><text:span text:style-name="T62">─</text:span>124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49"><text:span text:style-name="T62">─</text:span>125</text:p>
          </table:table-cell>
        </table:table-row>
        <table:table-row>
          <table:table-cell table:style-name="Tableau17.A1" office:value-type="string">
            <text:list xml:id="list122734349745269" text:continue-numbering="true" text:style-name="liste_5f_abc">
              <text:list-item>
                <text:p text:style-name="P92"/>
              </text:list-item>
            </text:list>
          </table:table-cell>
          <table:table-cell table:style-name="Tableau17.A1" office:value-type="string">
            <text:p text:style-name="P48"><text:span text:style-name="T62">─</text:span>0,52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6"></text:p>
          </table:table-cell>
          <table:table-cell table:style-name="Tableau17.A1" office:value-type="string">
            <text:p text:style-name="P48"><text:span text:style-name="T62">─</text:span>0,5</text:p>
          </table:table-cell>
        </table:table-row>
        <table:table-row>
          <table:table-cell table:style-name="Tableau17.A1" office:value-type="string">
            <text:list xml:id="list122734476489415" text:continue-numbering="true" text:style-name="liste_5f_abc">
              <text:list-item>
                <text:p text:style-name="P92"/>
              </text:list-item>
            </text:list>
          </table:table-cell>
          <table:table-cell table:style-name="Tableau17.A1" office:value-type="string">
            <text:p text:style-name="P49"><text:span text:style-name="T62">─</text:span>6,1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49"><text:span text:style-name="T62">─</text:span>6,2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53">…........</text:p>
          </table:table-cell>
          <table:table-cell table:style-name="Tableau17.A1" office:value-type="string">
            <text:p text:style-name="P47"></text:p>
          </table:table-cell>
          <table:table-cell table:style-name="Tableau17.A1" office:value-type="string">
            <text:p text:style-name="P49"><text:span text:style-name="T62">─</text:span>6,29</text:p>
          </table:table-cell>
        </table:table-row>
      </table:table>
      <text:list xml:id="list122734289814228" text:continue-list="list122734068146322" text:style-name="Num_5f_Exo">
        <text:list-item>
          <text:h text:style-name="P74" text:outline-level="1"><text:soft-page-break/> Donne tous les entiers relatifs compris entre :</text:h>
        </text:list-item>
      </text:list>
      <text:list xml:id="list122734519020251" text:continue-list="list122734476489415" text:style-name="liste_5f_abc">
        <text:list-item text:start-value="1">
          <text:p text:style-name="P122"><text:span text:style-name="T62">─</text:span>2 et <text:span text:style-name="T62"></text:span><text:span text:style-name="T45">5</text:span> :<text:span text:style-name="_5f_pointillés_20_gris"> <text:tab/></text:span></text:p>
        </text:list-item>
        <text:list-item>
          <text:p text:style-name="P123"><text:span text:style-name="T7">─</text:span><text:span text:style-name="T18">1</text:span><text:span text:style-name="T19">5</text:span><text:span text:style-name="T18"> et </text:span><text:span text:style-name="T7">─</text:span><text:span text:style-name="T18">20 : </text:span><text:span text:style-name="T58"><text:tab/></text:span></text:p>
        </text:list-item>
      </text:list>
      <text:list xml:id="list122733828604742" text:continue-list="list122734289814228" text:style-name="Num_5f_Exo">
        <text:list-item>
          <text:h text:style-name="P71" text:outline-level="1"> Encadre par deux entiers relatifs consécutifs.</text:h>
        </text:list-item>
      </text:list>
      <text:section text:style-name="Sect4" text:name="Section23">
        <text:list xml:id="list122733721911041" text:continue-list="list122733828604742" text:style-name="liste_5f_abc">
          <text:list-item text:start-value="1">
            <text:p text:style-name="P105"><text:tab/><text:span text:style-name="T57"><text:tab/></text:span> <text:span text:style-name="T64"></text:span> <text:s text:c="2"/><text:span text:style-name="T62">─</text:span>2,3<text:tab/><text:span text:style-name="T64"></text:span> <text:span text:style-name="T57"><text:tab/></text:span></text:p>
          </text:list-item>
          <text:list-item>
            <text:p text:style-name="P106"><text:tab/><text:span text:style-name="T57"><text:tab/></text:span> <text:span text:style-name="T64"></text:span> <text:s/><text:span text:style-name="T62"></text:span>4,2<text:tab/><text:span text:style-name="T64"></text:span> <text:span text:style-name="T57"><text:tab/></text:span></text:p>
          </text:list-item>
          <text:list-item>
            <text:p text:style-name="P106"><text:tab/><text:span text:style-name="T57"><text:tab/></text:span> <text:span text:style-name="T64"></text:span> <text:span text:style-name="T62"></text:span>0,14<text:tab/><text:span text:style-name="T64"></text:span><text:span text:style-name="T57"> <text:tab/></text:span></text:p>
          </text:list-item>
          <text:list-item>
            <text:p text:style-name="P105"><text:tab/><text:span text:style-name="T57"><text:tab/></text:span> <text:span text:style-name="T64"></text:span> <text:s/><text:span text:style-name="T62">─</text:span>0,14<text:tab/><text:span text:style-name="T64"></text:span> <text:span text:style-name="T57"><text:tab/></text:span></text:p>
          </text:list-item>
          <text:list-item>
            <text:p text:style-name="P106"><text:tab/><text:span text:style-name="T57"><text:tab/></text:span> <text:span text:style-name="T64"></text:span> <text:s/><text:span text:style-name="T62">─</text:span>0,98<text:tab/><text:span text:style-name="T64"></text:span> <text:span text:style-name="T57"><text:tab/></text:span></text:p>
          </text:list-item>
          <text:list-item>
            <text:p text:style-name="P107"><text:span text:style-name="T5"><text:tab/></text:span><text:span text:style-name="T57"><text:tab/></text:span><text:span text:style-name="T5"> </text:span><text:span text:style-name="T12"></text:span><text:span text:style-name="T5"> </text:span><text:span text:style-name="T6">─</text:span><text:span text:style-name="T5">12,4<text:tab/></text:span><text:span text:style-name="T12"></text:span><text:span text:style-name="T5"> </text:span><text:span text:style-name="T57"><text:tab/></text:span></text:p>
          </text:list-item>
        </text:list>
      </text:section>
      <text:list xml:id="list122734201990614" text:continue-list="list122733721911041" text:style-name="Num_5f_Exo">
        <text:list-item text:start-value="11">
          <text:h text:style-name="P71" text:outline-level="1" text:restart-numbering="true" text:start-value="11"><text:span text:style-name="Bold_5f_niv1"><text:span text:style-name="T89"> </text:span></text:span><text:span text:style-name="Bold_5f_niv1">Opposés</text:span></text:h>
        </text:list-item>
      </text:list>
      <text:list xml:id="list122733870948052" text:continue-list="list122734519020251" text:style-name="liste_5f_abc">
        <text:list-item text:start-value="1">
          <text:p text:style-name="P120">Écris l’opposé de chaque nombre.</text:p>
        </text:list-item>
      </text:list>
      <table:table table:name="Tableau14" table:style-name="Tableau14">
        <table:table-column table:style-name="Tableau14.A"/>
        <table:table-column table:style-name="Tableau14.B" table:number-columns-repeated="4"/>
        <table:table-column table:style-name="Tableau14.F"/>
        <table:table-header-rows>
          <table:table-row>
            <table:table-cell table:style-name="Tableau14.A1" office:value-type="string">
              <text:p text:style-name="P61">Nombre</text:p>
            </table:table-cell>
            <table:table-cell table:style-name="Tableau14.B1" office:value-type="string">
              <text:p text:style-name="P64"><text:span text:style-name="T62">─</text:span>2,3</text:p>
            </table:table-cell>
            <table:table-cell table:style-name="Tableau14.C1" office:value-type="string">
              <text:p text:style-name="P64"><text:span text:style-name="T62"></text:span>7</text:p>
            </table:table-cell>
            <table:table-cell table:style-name="Tableau14.C1" office:value-type="string">
              <text:p text:style-name="P64"><text:span text:style-name="T62">─</text:span>0,6</text:p>
            </table:table-cell>
            <table:table-cell table:style-name="Tableau14.C1" office:value-type="string">
              <text:p text:style-name="P64"><text:span text:style-name="T62">─</text:span>5,2 </text:p>
            </table:table-cell>
            <table:table-cell table:style-name="Tableau14.F1" office:value-type="string">
              <text:p text:style-name="P64"><text:span text:style-name="T62"></text:span>1,4</text:p>
            </table:table-cell>
          </table:table-row>
        </table:table-header-rows>
        <table:table-row>
          <table:table-cell table:style-name="Tableau14.A2" office:value-type="string">
            <text:p text:style-name="P61">Opposé</text:p>
          </table:table-cell>
          <table:table-cell table:style-name="Tableau14.B2" office:value-type="string">
            <text:p text:style-name="P64"/>
          </table:table-cell>
          <table:table-cell table:style-name="Tableau14.C2" office:value-type="string">
            <text:p text:style-name="P64"/>
          </table:table-cell>
          <table:table-cell table:style-name="Tableau14.C2" office:value-type="string">
            <text:p text:style-name="P64"/>
          </table:table-cell>
          <table:table-cell table:style-name="Tableau14.C2" office:value-type="string">
            <text:p text:style-name="P64"/>
          </table:table-cell>
          <table:table-cell table:style-name="Tableau14.F2" office:value-type="string">
            <text:p text:style-name="P64"/>
          </table:table-cell>
        </table:table-row>
      </table:table>
      <text:list xml:id="list122734559017908" text:continue-numbering="true" text:style-name="liste_5f_abc">
        <text:list-item>
          <text:p text:style-name="P89">Range ces nombres et leurs opposés dans l’ordre croissant.</text:p>
        </text:list-item>
      </text:list>
      <text:list xml:id="list28335582" text:style-name="_5f_Numérotation_20_des_20_exercices_20_livrets">
        <text:list-item>
          <text:list>
            <text:list-header>
              <text:p text:style-name="P82"><text:span text:style-name="_5f_pointillés_20_gris"><text:span text:style-name="T87"><text:tab/></text:span></text:span></text:p>
            </text:list-header>
          </text:list>
        </text:list-item>
      </text:list>
      <text:p text:style-name="P54"><text:span text:style-name="_5f_pointillés_20_gris"><text:span text:style-name="T87"><text:tab/></text:span></text:span></text:p>
      <text:list xml:id="list122732706778506" text:continue-list="list122734201990614" text:style-name="Num_5f_Exo">
        <text:list-item>
          <text:h text:style-name="P75" text:outline-level="1"> <text:span text:style-name="T96">Voici les températures d’ébullition de différents gaz.</text:span></text:h>
        </text:list-item>
      </text:list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B"/>
        <table:table-row table:style-name="Tableau28.1">
          <table:table-cell table:style-name="Tableau28.A1" office:value-type="string">
            <text:p text:style-name="P60">Gaz</text:p>
          </table:table-cell>
          <table:table-cell table:style-name="Tableau28.A1" office:value-type="string">
            <text:p text:style-name="P65">Température d’ébullition en °C</text:p>
          </table:table-cell>
          <table:table-cell table:style-name="Tableau28.C1" office:value-type="string">
            <text:p text:style-name="P60"/>
          </table:table-cell>
          <table:table-cell table:style-name="Tableau28.A1" office:value-type="string">
            <text:p text:style-name="P60">Gaz</text:p>
          </table:table-cell>
          <table:table-cell table:style-name="Tableau28.E1" office:value-type="string">
            <text:p text:style-name="P65">Température d’ébullition en °C</text:p>
          </table:table-cell>
        </table:table-row>
        <table:table-row>
          <table:table-cell table:style-name="Tableau28.A2" office:value-type="string">
            <text:p text:style-name="P62">Néon</text:p>
          </table:table-cell>
          <table:table-cell table:style-name="Tableau28.B2" office:value-type="string">
            <text:p text:style-name="P63"><text:span text:style-name="T62">─</text:span>246,053</text:p>
          </table:table-cell>
          <table:table-cell table:style-name="Tableau28.C2" office:value-type="string">
            <text:p text:style-name="P63"/>
          </table:table-cell>
          <table:table-cell table:style-name="Tableau28.D2" office:value-type="string">
            <text:p text:style-name="P62">Azote</text:p>
          </table:table-cell>
          <table:table-cell table:style-name="Tableau28.E2" office:value-type="string">
            <text:p text:style-name="P63"><text:span text:style-name="T62">─</text:span>195,798</text:p>
          </table:table-cell>
        </table:table-row>
        <table:table-row>
          <table:table-cell table:style-name="Tableau28.A2" office:value-type="string">
            <text:p text:style-name="P62">Xénon</text:p>
          </table:table-cell>
          <table:table-cell table:style-name="Tableau28.B3" office:value-type="string">
            <text:p text:style-name="P63"><text:span text:style-name="T62">─</text:span>108,09</text:p>
          </table:table-cell>
          <table:table-cell table:style-name="Tableau28.C3" office:value-type="string">
            <text:p text:style-name="P63"/>
          </table:table-cell>
          <table:table-cell table:style-name="Tableau28.D3" office:value-type="string">
            <text:p text:style-name="P62">Fluor</text:p>
          </table:table-cell>
          <table:table-cell table:style-name="Tableau28.E3" office:value-type="string">
            <text:p text:style-name="P63"><text:span text:style-name="T62">─</text:span>188,12</text:p>
          </table:table-cell>
        </table:table-row>
        <table:table-row>
          <table:table-cell table:style-name="Tableau28.A2" office:value-type="string">
            <text:p text:style-name="P62">Radon</text:p>
          </table:table-cell>
          <table:table-cell table:style-name="Tableau28.B4" office:value-type="string">
            <text:p text:style-name="P63"><text:span text:style-name="T62">─</text:span>61,7</text:p>
          </table:table-cell>
          <table:table-cell table:style-name="Tableau28.C4" office:value-type="string">
            <text:p text:style-name="P63"/>
          </table:table-cell>
          <table:table-cell table:style-name="Tableau28.D4" office:value-type="string">
            <text:p text:style-name="P62">Oxygène</text:p>
          </table:table-cell>
          <table:table-cell table:style-name="Tableau28.E4" office:value-type="string">
            <text:p text:style-name="P63"><text:span text:style-name="T62">─</text:span>182,95</text:p>
          </table:table-cell>
        </table:table-row>
        <table:table-row>
          <table:table-cell table:style-name="Tableau28.A5" office:value-type="string">
            <text:p text:style-name="P62">Argon</text:p>
          </table:table-cell>
          <table:table-cell table:style-name="Tableau28.B5" office:value-type="string">
            <text:p text:style-name="P63"><text:span text:style-name="T62">─</text:span>185,85</text:p>
          </table:table-cell>
          <table:table-cell table:style-name="Tableau28.C5" office:value-type="string">
            <text:p text:style-name="P63"/>
          </table:table-cell>
          <table:table-cell table:style-name="Tableau28.D5" office:value-type="string">
            <text:p text:style-name="P62">Krypton</text:p>
          </table:table-cell>
          <table:table-cell table:style-name="Tableau28.E5" office:value-type="string">
            <text:p text:style-name="P63"><text:span text:style-name="T62">─</text:span>153,34</text:p>
          </table:table-cell>
        </table:table-row>
      </table:table>
      <text:list xml:id="list122734219685531" text:continue-list="list122734559017908" text:style-name="liste_5f_abc">
        <text:list-item text:start-value="1">
          <text:p text:style-name="P120">Renseigne-toi sur ce qu’est une température d’ébullition.</text:p>
        </text:list-item>
        <text:list-item>
          <text:p text:style-name="P129">Range ces gaz par ordre croissant de leur tempé<text:span text:style-name="T94">­</text:span>rature d’ébullition.</text:p>
        </text:list-item>
      </text:list>
      <text:list xml:id="list122734828155611" text:continue-list="list502445203" text:style-name="_5f_Numérotation_20_des_20_exercices_20_livrets">
        <text:list-item>
          <text:list>
            <text:list-header>
              <text:p text:style-name="P83"><text:span text:style-name="_5f_pointillés_20_gris"><text:span text:style-name="T88"><text:tab/></text:span></text:span></text:p>
            </text:list-header>
          </text:list>
        </text:list-item>
      </text:list>
      <text:p text:style-name="P55"><text:span text:style-name="_5f_pointillés_20_gris"><text:span text:style-name="T88"><text:tab/></text:span></text:span></text:p>
      <text:p text:style-name="P55"><text:span text:style-name="_5f_pointillés_20_gris"><text:span text:style-name="T88"><text:tab/></text:span></text:span></text:p>
      <text:list xml:id="list122733853656843" text:continue-list="list122732706778506" text:style-name="Num_5f_Exo">
        <text:list-item>
          <text:h text:style-name="P76" text:outline-level="1"><text:span text:style-name="T27"> </text:span><text:span text:style-name="T29">Saïd dit : « Je peux trouver un nombre entier relatif inférieur à </text:span><text:span text:style-name="T9">─</text:span><text:span text:style-name="T29">7,1 et supérieur à </text:span><text:span text:style-name="T9">─</text:span><text:span text:style-name="T29">6,8. » Si Saïd dit vrai, donne un nombre qui convienne. Sinon, modifie la phrase de Saïd pour qu’elle devienne vraie.</text:span></text:h>
        </text:list-item>
      </text:list>
      <text:p text:style-name="P56"><text:span text:style-name="_5f_pointillés_20_gris"><text:span text:style-name="T88"><text:tab/></text:span></text:span></text:p>
      <text:p text:style-name="P56"><text:span text:style-name="_5f_pointillés_20_gris"><text:span text:style-name="T88"><text:tab/></text:span></text:span></text:p>
      <text:p text:style-name="P56"><text:span text:style-name="_5f_pointillés_20_gris"><text:span text:style-name="T88"><text:tab/></text:span></text:span></text:p>
      <text:p text:style-name="P56"><text:span text:style-name="_5f_pointillés_20_gris"><text:span text:style-name="T88"><text:tab/></text:span></text:span></text:p>
      <text:list xml:id="list122733830673152" text:continue-numbering="true" text:style-name="Num_5f_Exo">
        <text:list-item>
          <text:h text:style-name="P77" text:outline-level="1"><text:span text:style-name="T5"> Il s’agit, en partant <text:s/>de la case « ENTRÉE », de se déplacer de case en case pour atteindre la « SORTIE », en respectant la règle suivante : </text:span>ne passer que par des cases dont l’inégalité est vraie.</text:h>
        </text:list-item>
      </text:list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A"/>
        <table:table-column table:style-name="Tableau16.E"/>
        <table:table-column table:style-name="Tableau16.F"/>
        <table:table-column table:style-name="Tableau16.G"/>
        <table:table-column table:style-name="Tableau16.H"/>
        <table:table-column table:style-name="Tableau16.I"/>
        <table:table-column table:style-name="Tableau16.J"/>
        <table:table-column table:style-name="Tableau16.K"/>
        <table:table-row table:style-name="Tableau16.1">
          <table:table-cell table:style-name="Tableau16.A1" table:number-columns-spanned="2">
            <text:p text:style-name="P34"/>
          </table:table-cell>
          <table:covered-table-cell/>
          <table:table-cell table:style-name="Tableau16.C1" office:value-type="string">
            <text:p text:style-name="P34"/>
          </table:table-cell>
          <table:table-cell table:style-name="Tableau16.D1" table:number-columns-spanned="4" office:value-type="string">
            <text:p text:style-name="P36"><text:span text:style-name="T97">0,341 </text:span><text:span text:style-name="T66"></text:span> <text:span text:style-name="T62"></text:span><text:span text:style-name="T75">0,</text:span>3<text:span text:style-name="T75">14</text:span>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34"/>
          </table:table-cell>
          <table:covered-table-cell/>
          <table:table-cell table:style-name="Tableau16.J1" table:number-columns-spanned="2" office:value-type="string">
            <text:p text:style-name="P34"/>
          </table:table-cell>
          <table:covered-table-cell/>
        </table:table-row>
        <table:table-row table:style-name="Tableau16.1">
          <table:table-cell table:style-name="Tableau16.A2" table:number-columns-spanned="2" office:value-type="string">
            <text:p text:style-name="P31"/>
          </table:table-cell>
          <table:covered-table-cell/>
          <table:table-cell table:style-name="Tableau16.C2" table:number-columns-spanned="3" office:value-type="string">
            <text:p text:style-name="P28"><draw:line text:anchor-type="as-char" svg:y="0cm" draw:z-index="31" draw:name="Forme9" draw:style-name="gr8" draw:text-style-name="P133" svg:x2="0.7cm" svg:y2="-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25"><draw:line text:anchor-type="as-char" svg:y="0cm" draw:z-index="32" draw:name="Forme10" draw:style-name="gr5" draw:text-style-name="P133" svg:x2="0.7cm" svg:y2="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au16.3">
          <table:table-cell table:style-name="Tableau16.A1">
            <text:p text:style-name="P34"/>
          </table:table-cell>
          <table:table-cell table:style-name="Tableau16.B3" table:number-columns-spanned="3" office:value-type="string">
            <text:p text:style-name="P35"><text:span text:style-name="T62">─</text:span>0,1 <text:span text:style-name="T64"></text:span> <text:span text:style-name="T62"></text:span>3</text:p>
          </table:table-cell>
          <table:covered-table-cell/>
          <table:covered-table-cell/>
          <table:table-cell table:style-name="Tableau16.E3" table:number-columns-spanned="2" office:value-type="string">
            <text:p text:style-name="P34"/>
          </table:table-cell>
          <table:covered-table-cell/>
          <table:table-cell table:style-name="Tableau16.G3" table:number-columns-spanned="4" office:value-type="string">
            <text:p text:style-name="P39"><text:span text:style-name="T63">─</text:span>71,2<text:span text:style-name="T74"> </text:span><text:span text:style-name="T65"></text:span><text:span text:style-name="T74"> </text:span><text:span text:style-name="T63">─</text:span>71,7</text:p>
          </table:table-cell>
          <table:covered-table-cell/>
          <table:covered-table-cell/>
          <table:covered-table-cell/>
          <table:table-cell table:style-name="Tableau16.K3" office:value-type="string">
            <text:p text:style-name="P34"/>
          </table:table-cell>
        </table:table-row>
        <table:table-row table:style-name="Tableau16.1">
          <table:table-cell table:style-name="Tableau16.A2" table:number-columns-spanned="2" office:value-type="string">
            <text:p text:style-name="P29"><draw:line text:anchor-type="as-char" svg:y="0cm" draw:z-index="33" draw:name="Forme11" draw:style-name="gr4" draw:text-style-name="P133" svg:x2="0.7cm" svg:y2="-0.7cm"><text:p/></draw:line></text:p>
          </table:table-cell>
          <table:covered-table-cell/>
          <table:table-cell table:style-name="Tableau16.C2" table:number-columns-spanned="3" office:value-type="string">
            <text:p text:style-name="P33"><draw:line text:anchor-type="as-char" svg:y="0cm" draw:z-index="34" draw:name="Forme12" draw:style-name="gr4" draw:text-style-name="P133" svg:x2="0.7cm" svg:y2="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26"><draw:line text:anchor-type="as-char" svg:y="0cm" draw:z-index="35" draw:name="Forme13" draw:style-name="gr7" draw:text-style-name="P133" svg:x2="0.7cm" svg:y2="-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27"><draw:line text:anchor-type="as-char" svg:y="0cm" draw:z-index="36" draw:name="Forme14" draw:style-name="gr4" draw:text-style-name="P133" svg:x2="0.7cm" svg:y2="0.7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A5" table:number-columns-spanned="2" office:value-type="string">
            <text:p text:style-name="P38">ENTRÉE</text:p>
          </table:table-cell>
          <table:covered-table-cell/>
          <table:table-cell table:style-name="Tableau16.C1" office:value-type="string">
            <text:p text:style-name="P34"/>
          </table:table-cell>
          <table:table-cell table:style-name="Tableau16.G3" table:number-columns-spanned="4" office:value-type="string">
            <text:p text:style-name="P35"><text:span text:style-name="T62">─</text:span>5,05 <text:span text:style-name="T64"></text:span> <text:span text:style-name="T62">─</text:span>5,5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34"/>
          </table:table-cell>
          <table:covered-table-cell/>
          <table:table-cell table:style-name="Tableau16.G3" table:number-columns-spanned="2" office:value-type="string">
            <text:p text:style-name="P21"><text:span text:style-name="T31">─</text:span><text:span text:style-name="T76">8,8 </text:span><text:span text:style-name="T32"></text:span><text:span text:style-name="T30"> </text:span><text:span text:style-name="T31">─</text:span><text:span text:style-name="T30">9,9</text:span></text:p>
          </table:table-cell>
          <table:covered-table-cell/>
        </table:table-row>
        <table:table-row table:style-name="Tableau16.1">
          <table:table-cell table:style-name="Tableau16.A2" table:number-columns-spanned="2" office:value-type="string">
            <text:p text:style-name="P29"><draw:line text:anchor-type="as-char" svg:y="0cm" draw:z-index="37" draw:name="Forme15" draw:style-name="gr6" draw:text-style-name="P133" svg:x2="0.7cm" svg:y2="0.7cm"><text:p/></draw:line></text:p>
          </table:table-cell>
          <table:covered-table-cell/>
          <table:table-cell table:style-name="Tableau16.C2" table:number-columns-spanned="3" office:value-type="string">
            <text:p text:style-name="P30"><draw:line text:anchor-type="as-char" svg:y="0cm" draw:z-index="38" draw:name="Forme16" draw:style-name="gr5" draw:text-style-name="P133" svg:x2="0.7cm" svg:y2="-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26"><draw:line text:anchor-type="as-char" svg:y="0cm" draw:z-index="39" draw:name="Forme17" draw:style-name="gr4" draw:text-style-name="P133" svg:x2="0.7cm" svg:y2="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27"><draw:line text:anchor-type="as-char" svg:y="0cm" draw:z-index="40" draw:name="Forme18" draw:style-name="gr4" draw:text-style-name="P133" svg:x2="0.7cm" svg:y2="-0.7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A1">
            <text:p text:style-name="P34"/>
          </table:table-cell>
          <table:table-cell table:style-name="Tableau16.G3" table:number-columns-spanned="3" office:value-type="string">
            <text:p text:style-name="P35"><text:span text:style-name="T62">─</text:span>0,01 <text:span text:style-name="T64"></text:span> <text:span text:style-name="T62">─</text:span>0,1</text:p>
          </table:table-cell>
          <table:covered-table-cell/>
          <table:covered-table-cell/>
          <table:table-cell table:style-name="Tableau16.E3" table:number-columns-spanned="2" office:value-type="string">
            <text:p text:style-name="P34"/>
          </table:table-cell>
          <table:covered-table-cell/>
          <table:table-cell table:style-name="Tableau16.G3" table:number-columns-spanned="4" office:value-type="string">
            <text:p text:style-name="P35"><text:span text:style-name="T62"></text:span>5,01 <text:span text:style-name="T64"></text:span> <text:span text:style-name="T62"></text:span>5,1</text:p>
          </table:table-cell>
          <table:covered-table-cell/>
          <table:covered-table-cell/>
          <table:covered-table-cell/>
          <table:table-cell table:style-name="Tableau16.K3" office:value-type="string">
            <text:p text:style-name="P34"/>
          </table:table-cell>
        </table:table-row>
        <table:table-row table:style-name="Tableau16.8">
          <table:table-cell table:style-name="Tableau16.A2" table:number-columns-spanned="2" office:value-type="string">
            <text:p text:style-name="P29"><draw:line text:anchor-type="as-char" svg:y="0cm" draw:z-index="41" draw:name="Forme19" draw:style-name="gr4" draw:text-style-name="P133" svg:x2="0.7cm" svg:y2="-0.7cm"><text:p/></draw:line></text:p>
          </table:table-cell>
          <table:covered-table-cell/>
          <table:table-cell table:style-name="Tableau16.C2" table:number-columns-spanned="3" office:value-type="string">
            <text:p text:style-name="P33"><draw:line text:anchor-type="as-char" svg:y="0cm" draw:z-index="42" draw:name="Forme20" draw:style-name="gr4" draw:text-style-name="P133" svg:x2="0.7cm" svg:y2="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26"><draw:line text:anchor-type="as-char" svg:y="0cm" draw:z-index="43" draw:name="Forme21" draw:style-name="gr4" draw:text-style-name="P133" svg:x2="0.7cm" svg:y2="-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27"><draw:line text:anchor-type="as-char" svg:y="0cm" draw:z-index="44" draw:name="Forme22" draw:style-name="gr4" draw:text-style-name="P133" svg:x2="0.7cm" svg:y2="0.7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G3" table:number-columns-spanned="2" office:value-type="string">
            <text:p text:style-name="P35"><text:span text:style-name="T62">─</text:span>4,1 <text:span text:style-name="T64"></text:span> <text:span text:style-name="T62">─</text:span>4,01</text:p>
          </table:table-cell>
          <table:covered-table-cell/>
          <table:table-cell table:style-name="Tableau16.C1" office:value-type="string">
            <text:p text:style-name="P34"/>
          </table:table-cell>
          <table:table-cell table:style-name="Tableau16.G3" table:number-columns-spanned="4" office:value-type="string">
            <text:p text:style-name="P35"><text:span text:style-name="T62">─</text:span>2 <text:span text:style-name="T64"></text:span> <text:span text:style-name="T62"></text:span>3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34"/>
          </table:table-cell>
          <table:covered-table-cell/>
          <table:table-cell table:style-name="Tableau16.G3" table:number-columns-spanned="2" office:value-type="string">
            <text:p text:style-name="P35"><text:span text:style-name="T62"></text:span>120 <text:span text:style-name="T64"></text:span> <text:span text:style-name="T62"></text:span>102</text:p>
          </table:table-cell>
          <table:covered-table-cell/>
        </table:table-row>
        <table:table-row table:style-name="Tableau16.1">
          <table:table-cell table:style-name="Tableau16.A2" table:number-columns-spanned="2" office:value-type="string">
            <text:p text:style-name="P32"><draw:line text:anchor-type="as-char" svg:y="0cm" draw:z-index="45" draw:name="Forme23" draw:style-name="gr4" draw:text-style-name="P133" svg:x2="0.7cm" svg:y2="0.7cm"><text:p/></draw:line></text:p>
          </table:table-cell>
          <table:covered-table-cell/>
          <table:table-cell table:style-name="Tableau16.C2" table:number-columns-spanned="3" office:value-type="string">
            <text:p text:style-name="P30"><draw:line text:anchor-type="as-char" svg:y="0cm" draw:z-index="46" draw:name="Forme24" draw:style-name="gr4" draw:text-style-name="P133" svg:x2="0.7cm" svg:y2="-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26"><draw:line text:anchor-type="as-char" svg:y="0cm" draw:z-index="47" draw:name="Forme25" draw:style-name="gr4" draw:text-style-name="P133" svg:x2="0.7cm" svg:y2="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27"><draw:line text:anchor-type="as-char" svg:y="0cm" draw:z-index="48" draw:name="Forme26" draw:style-name="gr4" draw:text-style-name="P133" svg:x2="0.7cm" svg:y2="-0.7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A1">
            <text:p text:style-name="P34"/>
          </table:table-cell>
          <table:table-cell table:style-name="Tableau16.G3" table:number-columns-spanned="3" office:value-type="string">
            <text:p text:style-name="P40"><text:span text:style-name="T62">─</text:span>10 <text:span text:style-name="T64"></text:span> <text:span text:style-name="T62">─</text:span>9 <text:span text:style-name="T64"></text:span> <text:span text:style-name="T62">─</text:span>1</text:p>
          </table:table-cell>
          <table:covered-table-cell/>
          <table:covered-table-cell/>
          <table:table-cell table:style-name="Tableau16.E3" table:number-columns-spanned="2" office:value-type="string">
            <text:p text:style-name="P34"/>
          </table:table-cell>
          <table:covered-table-cell/>
          <table:table-cell table:style-name="Tableau16.G3" table:number-columns-spanned="4" office:value-type="string">
            <text:p text:style-name="P35"><text:span text:style-name="T62"></text:span>14,7 <text:span text:style-name="T64"></text:span> <text:span text:style-name="T62">─</text:span>2</text:p>
          </table:table-cell>
          <table:covered-table-cell/>
          <table:covered-table-cell/>
          <table:covered-table-cell/>
          <table:table-cell table:style-name="Tableau16.K3" office:value-type="string">
            <text:p text:style-name="P34"/>
          </table:table-cell>
        </table:table-row>
        <table:table-row table:style-name="Tableau16.1">
          <table:table-cell table:style-name="Tableau16.A2" table:number-columns-spanned="2" office:value-type="string">
            <text:p text:style-name="P31"/>
          </table:table-cell>
          <table:covered-table-cell/>
          <table:table-cell table:style-name="Tableau16.C2" table:number-columns-spanned="3" office:value-type="string">
            <text:p text:style-name="P33"><draw:line text:anchor-type="as-char" svg:y="0cm" draw:z-index="49" draw:name="Forme27" draw:style-name="gr4" draw:text-style-name="P133" svg:x2="0.7cm" svg:y2="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26"><draw:line text:anchor-type="as-char" svg:y="0cm" draw:z-index="50" draw:name="Forme28" draw:style-name="gr4" draw:text-style-name="P133" svg:x2="0.7cm" svg:y2="-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au16.3">
          <table:table-cell table:style-name="Tableau16.A1" table:number-columns-spanned="2">
            <text:p text:style-name="P34"/>
          </table:table-cell>
          <table:covered-table-cell/>
          <table:table-cell table:style-name="Tableau16.C1" office:value-type="string">
            <text:p text:style-name="P34"/>
          </table:table-cell>
          <table:table-cell table:style-name="Tableau16.D13" table:number-columns-spanned="4" office:value-type="string">
            <text:p text:style-name="P37">SORTIE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34"/>
          </table:table-cell>
          <table:covered-table-cell/>
          <table:table-cell table:style-name="Tableau16.J1" table:number-columns-spanned="2" office:value-type="string">
            <text:p text:style-name="P34"/>
          </table:table-cell>
          <table:covered-table-cell/>
        </table:table-row>
      </table:table>
      <text:list xml:id="list122732927006509" text:continue-numbering="true" text:style-name="Num_5f_Exo">
        <text:list-item>
          <text:h text:style-name="P78" text:outline-level="1"><text:span text:style-name="Bold_5f_niv1"><text:span text:style-name="T89"> </text:span></text:span><text:span text:style-name="Bold_5f_niv1">Chiffre manquant</text:span></text:h>
        </text:list-item>
      </text:list>
      <text:p text:style-name="P45">Donne tous les chiffres que l’on peut placer dans la case <draw:rect text:anchor-type="as-char" svg:y="-0.275cm" draw:z-index="51" draw:name="Forme29" draw:style-name="gr3" draw:text-style-name="P132" svg:width="0.35cm" svg:height="0.35cm"><text:p/></draw:rect><text:s/>pour que les inégalités soient justes.</text:p>
      <text:list xml:id="list122733208251567" text:continue-list="list122734219685531" text:style-name="liste_5f_abc">
        <text:list-item text:start-value="1">
          <text:p text:style-name="P124"><text:span text:style-name="T14">─</text:span><text:span text:style-name="T21">105,2</text:span><text:span text:style-name="T22"> </text:span><text:span text:style-name="T22"><draw:rect text:anchor-type="as-char" svg:y="-0.275cm" draw:z-index="52" draw:name="Forme30" draw:style-name="gr3" draw:text-style-name="P132" svg:width="0.35cm" svg:height="0.35cm"><text:p/></draw:rect></text:span><text:span text:style-name="T21"> </text:span><text:span text:style-name="T10"></text:span><text:span text:style-name="T21"> </text:span><text:span text:style-name="T14">─</text:span><text:span text:style-name="T21">105,24.</text:span></text:p>
        </text:list-item>
      </text:list>
      <text:list xml:id="list122734278467076" text:continue-list="list28335582" text:style-name="_5f_Numérotation_20_des_20_exercices_20_livrets">
        <text:list-item>
          <text:list>
            <text:list-header>
              <text:p text:style-name="P112"><text:tab/></text:p>
            </text:list-header>
          </text:list>
        </text:list-item>
      </text:list>
      <text:list xml:id="list122732854549773" text:continue-list="list122733208251567" text:style-name="liste_5f_abc">
        <text:list-item>
          <text:p text:style-name="P122"><text:span text:style-name="T14">─</text:span><text:span text:style-name="T21">6 052,53 </text:span><text:span text:style-name="T10"></text:span><text:span text:style-name="T21"> </text:span><text:span text:style-name="T14">─</text:span><text:span text:style-name="T21">6 052,</text:span><text:span text:style-name="T22"> </text:span><text:span text:style-name="T22"><draw:rect text:anchor-type="as-char" svg:y="-0.275cm" draw:z-index="53" draw:name="Forme31" draw:style-name="gr3" draw:text-style-name="P132" svg:width="0.35cm" svg:height="0.35cm"><text:p/></draw:rect></text:span><text:span text:style-name="T22"> </text:span><text:span text:style-name="T21">2.</text:span></text:p>
        </text:list-item>
      </text:list>
      <text:list xml:id="list122732735616940" text:continue-list="list122734828155611" text:style-name="_5f_Numérotation_20_des_20_exercices_20_livrets">
        <text:list-item>
          <text:list>
            <text:list-header>
              <text:p text:style-name="P113"><text:tab/></text:p>
            </text:list-header>
          </text:list>
        </text:list-item>
      </text:list>
      <text:list xml:id="list122733327463257" text:continue-list="list122732854549773" text:style-name="liste_5f_abc">
        <text:list-item>
          <text:p text:style-name="P122"><text:span text:style-name="T14"></text:span><text:span text:style-name="T21">525,</text:span><text:span text:style-name="T22"> </text:span><text:span text:style-name="T22"><draw:rect text:anchor-type="as-char" svg:y="-0.275cm" draw:z-index="54" draw:name="Forme32" draw:style-name="gr3" draw:text-style-name="P132" svg:width="0.35cm" svg:height="0.35cm"><text:p/></draw:rect></text:span><text:span text:style-name="T22">   </text:span><text:span text:style-name="T11"></text:span><text:span text:style-name="T23"> </text:span><text:span text:style-name="T15">─</text:span><text:span text:style-name="T23">525,7.</text:span></text:p>
        </text:list-item>
      </text:list>
      <text:list xml:id="list122734821529406" text:continue-list="list122734278467076" text:style-name="_5f_Numérotation_20_des_20_exercices_20_livrets">
        <text:list-item>
          <text:list>
            <text:list-header>
              <text:p text:style-name="P114"><text:tab/></text:p>
            </text:list-header>
          </text:list>
        </text:list-item>
      </text:list>
      <text:list xml:id="list122733541117469" text:continue-list="list122733327463257" text:style-name="liste_5f_abc">
        <text:list-item>
          <text:p text:style-name="P123"><text:span text:style-name="T15">─</text:span><text:span text:style-name="T23">0,05 </text:span><text:span text:style-name="T11"></text:span><text:span text:style-name="T23"> </text:span><text:span text:style-name="T15">─</text:span><text:span text:style-name="T23">0,0 </text:span><text:span text:style-name="T23"><draw:rect text:anchor-type="as-char" svg:y="-0.275cm" draw:z-index="55" draw:name="Forme33" draw:style-name="gr3" draw:text-style-name="P132" svg:width="0.35cm" svg:height="0.35cm"><text:p/></draw:rect></text:span><text:span text:style-name="T23"> 1.</text:span></text:p>
        </text:list-item>
      </text:list>
      <text:list xml:id="list122733281795269" text:continue-list="list122734821529406" text:style-name="_5f_Numérotation_20_des_20_exercices_20_livrets">
        <text:list-item>
          <text:list>
            <text:list-header>
              <text:p text:style-name="P114"><text:tab/></text:p>
            </text:list-header>
          </text:list>
        </text:list-item>
      </text:list>
      <text:list xml:id="list122733369355471" text:continue-list="list122732927006509" text:style-name="Num_5f_Exo">
        <text:list-item text:start-value="16">
          <text:h text:style-name="P79" text:outline-level="1" text:restart-numbering="true" text:start-value="16"><text:span text:style-name="T24"> </text:span><text:span text:style-name="T25">C</text:span><text:span text:style-name="T21">omplète par</text:span><text:span text:style-name="T51"> </text:span><text:span text:style-name="T52"></text:span><text:span text:style-name="T51">, </text:span><text:span text:style-name="T52"></text:span><text:span text:style-name="T51"> ou </text:span><text:span text:style-name="T48">=.</text:span></text:h>
        </text:list-item>
      </text:list>
      <text:section text:style-name="Sect1" text:name="Section3">
        <text:section text:style-name="Sect4" text:name="Section5">
          <text:list xml:id="list122734492575162" text:continue-list="list122733541117469" text:style-name="liste_5f_abc">
            <text:list-item>
              <text:list>
                <text:list-item text:start-value="1">
                  <text:p text:style-name="P108"><text:span text:style-name="T6"><text:tab/></text:span><text:span text:style-name="T6"><draw:frame draw:style-name="fr4" draw:name="Objet1" text:anchor-type="as-char" svg:width="0.496cm" svg:height="0.871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pointillés_20_gris"><text:span text:style-name="T92"><text:tab/></text:span></text:span><text:span text:style-name="T60"> </text:span><text:span text:style-name="_5f_opensymbol"><text:span text:style-name="T37">─</text:span></text:span><text:span text:style-name="T6"><draw:frame draw:style-name="fr4" draw:name="Objet2" text:anchor-type="as-char" svg:width="0.496cm" svg:height="0.87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    </text:list-item>
                <text:list-item>
                  <text:p text:style-name="P109"><text:span text:style-name="T5"><text:tab/></text:span><text:span text:style-name="T6">─</text:span><text:span text:style-name="T5"><draw:frame draw:style-name="fr4" draw:name="Objet3" text:anchor-type="as-char" svg:width="0.721cm" svg:height="0.871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pointillés_20_gris"><text:span text:style-name="T92"><text:tab/></text:span></text:span><text:span text:style-name="T60"> </text:span><text:span text:style-name="_5f_opensymbol"><text:span text:style-name="T37">─</text:span></text:span><text:span text:style-name="T5"><draw:frame draw:style-name="fr4" draw:name="Objet4" text:anchor-type="as-char" svg:width="0.721cm" svg:height="0.871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  </text:list-item>
                <text:list-item>
                  <text:p text:style-name="P109"><text:span text:style-name="T5"><text:tab/></text:span><text:span text:style-name="T6">─</text:span><text:span text:style-name="T5"><draw:frame draw:style-name="fr4" draw:name="Objet5" text:anchor-type="as-char" svg:width="0.496cm" svg:height="0.87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pointillés_20_gris"><text:span text:style-name="T92"><text:tab/></text:span></text:span><text:span text:style-name="T60"> </text:span><text:span text:style-name="_5f_opensymbol"><text:span text:style-name="T37">─</text:span></text:span><text:span text:style-name="T5"><draw:frame draw:style-name="fr4" draw:name="Objet6" text:anchor-type="as-char" svg:width="0.496cm" svg:height="0.871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    </text:list-item>
                <text:list-item>
                  <text:p text:style-name="P109"><text:span text:style-name="T5"><text:tab/></text:span><text:span text:style-name="T6">─</text:span><text:span text:style-name="T5"><draw:frame draw:style-name="fr4" draw:name="Objet7" text:anchor-type="as-char" svg:width="0.833cm" svg:height="0.873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pointillés_20_gris"><text:span text:style-name="T92"><text:tab/></text:span></text:span><text:span text:style-name="T60"> </text:span><text:span text:style-name="_5f_opensymbol"><text:span text:style-name="T37">─</text:span></text:span><text:span text:style-name="T5"><draw:frame draw:style-name="fr4" draw:name="Objet8" text:anchor-type="as-char" svg:width="0.721cm" svg:height="0.871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      </text:list-item>
                <text:list-item>
                  <text:p text:style-name="P109"><text:span text:style-name="T40"><text:tab/>8 </text:span><text:span text:style-name="T17"></text:span><text:span text:style-name="T33"> </text:span><text:span text:style-name="T40"><draw:frame draw:style-name="fr4" draw:name="Objet21" text:anchor-type="as-char" svg:width="0.496cm" svg:height="0.871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pointillés_20_gris"><text:span text:style-name="T95"><text:tab/></text:span></text:span><text:span text:style-name="T60"> </text:span><text:span text:style-name="T40">9 </text:span><text:span text:style-name="_5f_opensymbol"><text:span text:style-name="T38">─</text:span></text:span><text:span text:style-name="T33"> </text:span><text:span text:style-name="T40"><draw:frame draw:style-name="fr4" draw:name="Objet22" text:anchor-type="as-char" svg:width="0.496cm" svg:height="0.87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    </text:list-item>
                <text:list-item>
                  <text:p text:style-name="P109"><text:span text:style-name="T21"><text:tab/></text:span><text:span text:style-name="T14">─</text:span><text:span text:style-name="T21"><draw:frame draw:style-name="fr4" draw:name="Objet23" text:anchor-type="as-char" svg:width="0.496cm" svg:height="0.87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pointillés_20_gris"><text:span text:style-name="T93"><text:tab/></text:span></text:span><text:span text:style-name="T60"> </text:span><text:span text:style-name="_5f_opensymbol"><text:span text:style-name="T37">─</text:span></text:span><text:span text:style-name="T21"><draw:frame draw:style-name="fr4" draw:name="Objet24" text:anchor-type="as-char" svg:width="0.721cm" svg:height="0.87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    </text:list-item>
                <text:list-item>
                  <text:p text:style-name="P109"><text:span text:style-name="T14"><text:s/></text:span><text:s/><text:span text:style-name="T14">─</text:span><text:span text:style-name="T21"><draw:frame draw:style-name="fr4" draw:name="Objet9" text:anchor-type="as-char" svg:width="0.833cm" svg:height="0.873cm" draw:z-index="24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pointillés_20_gris"><text:span text:style-name="T93"><text:tab/></text:span></text:span><text:span text:style-name="T60"> </text:span><text:span text:style-name="T14">─</text:span><text:span text:style-name="T21"><draw:frame draw:style-name="fr4" draw:name="Objet10" text:anchor-type="as-char" svg:width="0.833cm" svg:height="0.873cm" draw:z-index="2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  </text:list-item>
                <text:list-item>
                  <text:p text:style-name="P109"><text:span text:style-name="T21"><text:tab/></text:span><text:span text:style-name="T14">─</text:span><text:span text:style-name="T21"><draw:frame draw:style-name="fr4" draw:name="Objet11" text:anchor-type="as-char" svg:width="0.496cm" svg:height="0.873cm" draw:z-index="2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pointillés_20_gris"><text:span text:style-name="T93"><text:tab/></text:span></text:span><text:span text:style-name="T60"> </text:span><text:span text:style-name="_5f_opensymbol"><text:span text:style-name="T37">─</text:span></text:span><text:span text:style-name="T21"><draw:frame draw:style-name="fr4" draw:name="Objet12" text:anchor-type="as-char" svg:width="0.496cm" svg:height="0.873cm" draw:z-index="2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    </text:list-item>
              </text:list>
            </text:list-item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/>
    <style:font-face style:name="OpenSymbol4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2359" draw:display-name="Dashed (var) 2359" draw:style="rect" draw:dots1="1" draw:dots1-length="0.001cm" draw:dots2="1" draw:dots2-length="0.001cm" draw:distance="0.001cm"/>
    <draw:stroke-dash draw:name="Dashed_20__28_var_29__20_2372" draw:display-name="Dashed (var) 2372" draw:style="rect" draw:dots1="1" draw:dots1-length="0.001cm" draw:dots2="1" draw:dots2-length="0.001cm" draw:distance="0.001cm"/>
    <draw:stroke-dash draw:name="Dashed_20__28_var_29__20_2745" draw:display-name="Dashed (var) 2745" draw:style="rect" draw:dots1="1" draw:dots1-length="0.001cm" draw:dots2="1" draw:dots2-length="0.001cm" draw:distance="0.001cm"/>
    <draw:stroke-dash draw:name="Dashed_20__28_var_29__20_2747" draw:display-name="Dashed (var) 2747" draw:style="rect" draw:dots1="1" draw:dots1-length="0.001cm" draw:dots2="1" draw:dots2-length="0.001cm" draw:distance="0.001cm"/>
    <draw:stroke-dash draw:name="Dashed_20__28_var_29__20_2748" draw:display-name="Dashed (var) 2748" draw:style="rect" draw:dots1="1" draw:dots1-length="0.001cm" draw:dots2="1" draw:dots2-length="0.001cm" draw:distance="0.001cm"/>
    <draw:stroke-dash draw:name="Dashed_20__28_var_29__20_2750" draw:display-name="Dashed (var) 2750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1cm" draw:dots2="1" draw:dots2-length="0.001cm" draw:distance="0.001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1cm" draw:dots2="1" draw:dots2-length="0.001cm" draw:distance="0.001cm"/>
    <draw:stroke-dash draw:name="Dashed_20__28_var_29__20_6815" draw:display-name="Dashed (var) 6815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216ba8" officeooo:paragraph-rsid="00216ba8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1e234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7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9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2</text:span></text:p></draw:text-box></draw:frame><draw:line text:anchor-type="paragraph" draw:z-index="11" draw:name="Forme3" draw:style-name="Mgr3" draw:text-style-name="MP26" svg:x1="13.294cm" svg:y1="0.36cm" svg:x2="20.496cm" svg:y2="0.36cm"><text:p/></draw:line>Comparer des nombres relatifs</text:p>
      </style:header>
      <style:footer>
        <text:p text:style-name="MP28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5"><draw:text-box fo:min-height="0.355cm"><text:p text:style-name="MP29"><draw:g text:anchor-type="paragraph" draw:z-index="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4</text:page-number></text:p></draw:text-box></draw:frame><text:p text:style-name="MP31">Nombres <text:span text:style-name="MT5">relatifs</text:span> • A<text:span text:style-name="MT5">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2-28T12:26:48.241000000</dc:date>
    <meta:editing-duration>PT8H42M57S</meta:editing-duration>
    <meta:editing-cycles>78</meta:editing-cycles>
    <meta:generator>LibreOffice/7.4.2.3$Windows_X86_64 LibreOffice_project/382eef1f22670f7f4118c8c2dd222ec7ad009daf</meta:generator>
    <dc:subject>diviser</dc:subject>
    <dc:title>A3_3 série 1 </dc:title>
    <meta:document-statistic meta:table-count="6" meta:image-count="0" meta:object-count="16" meta:page-count="2" meta:paragraph-count="270" meta:word-count="1033" meta:character-count="4955" meta:non-whitespace-character-count="3669"/>
  </office:meta>
</office:document-meta>
</file>

<file path=Object 1/content.xml><?xml version="1.0" encoding="utf-8"?>
<math xmlns="http://www.w3.org/1998/Math/MathML" display="block">
  <semantics>
    <mfrac>
      <mn>4,2</mn>
      <mn>2</mn>
    </mfrac>
    <annotation encoding="StarMath 5.0">{{4,2}}over{{2}} 
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{1}}over{{3}}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9</math:mn>
    </math:mfrac>
    <math:annotation math:encoding="StarMath 5.0">{{7}}over{{9}} 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14</math:mn>
      <math:mn>35</math:mn>
    </math:mfrac>
    <math:annotation math:encoding="StarMath 5.0">{{14}}over{{35}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5</math:mn>
    </math:mfrac>
    <math:annotation math:encoding="StarMath 5.0">{{2}}over{{35}} 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{1}}over{{3}} 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9</math:mn>
    </math:mfrac>
    <math:annotation math:encoding="StarMath 5.0">{{7}}over{{9}} 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3,2</math:mn>
      <math:mn>6,4</math:mn>
    </math:mfrac>
    <math:annotation math:encoding="StarMath 5.0">{3,2}over{6,4} 
</math:annotation>
  </math:semantics>
</math:math>
</file>

<file path=Object 2/content.xml><?xml version="1.0" encoding="utf-8"?>
<math xmlns="http://www.w3.org/1998/Math/MathML" display="block">
  <semantics>
    <mfrac>
      <mn>9,6</mn>
      <mn>3</mn>
    </mfrac>
    <annotation encoding="StarMath 5.0">{{9,6}}over{{3}} 
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16</math:mn>
    </math:mfrac>
    <math:annotation math:encoding="StarMath 5.0">{{8}}over{{16}}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{1}}over{{3}}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}over{{3}} 
</math:annotation>
  </math:semantics>
</math:math>
</file>

<file path=Object 23/content.xml><?xml version="1.0" encoding="utf-8"?>
<math xmlns="http://www.w3.org/1998/Math/MathML" display="block">
  <semantics>
    <mfrac>
      <mn>3</mn>
      <mn>7</mn>
    </mfrac>
    <annotation encoding="StarMath 5.0">{{3}}over{{7}} 
</annotation>
  </semantics>
</math>
</file>

<file path=Object 24/content.xml><?xml version="1.0" encoding="utf-8"?>
<math xmlns="http://www.w3.org/1998/Math/MathML" display="block">
  <semantics>
    <mfrac>
      <mn>3</mn>
      <mn>14</mn>
    </mfrac>
    <annotation encoding="StarMath 5.0">{{3}}over{{14}} 
</annotation>
  </semantics>
</math>
</file>

<file path=Object 3/content.xml><?xml version="1.0" encoding="utf-8"?>
<math xmlns="http://www.w3.org/1998/Math/MathML" display="block">
  <semantics>
    <mfrac>
      <mn>6</mn>
      <mn>5</mn>
    </mfrac>
    <annotation encoding="StarMath 5.0">{{6}}over{{5}} 
</annotation>
  </semantics>
</math>
</file>

<file path=Object 4/content.xml><?xml version="1.0" encoding="utf-8"?>
<math xmlns="http://www.w3.org/1998/Math/MathML" display="block">
  <semantics>
    <mfrac>
      <mn>7</mn>
      <mn>4</mn>
    </mfrac>
    <annotation encoding="StarMath 5.0">{{7}}over{{4}} 
</annotation>
  </semantics>
</math>
</file>